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ibration_keithley3" table:style-name="ta1">
        <table:shapes>
          <draw:frame draw:z-index="0" draw:style-name="gr1" draw:text-style-name="P1" svg:width="10.8583in" svg:height="7.8567in" svg:x="18.2272in" svg:y="1.8465in">
            <draw:object draw:notify-on-update-of-ranges="calibration_keithley3.A1:calibration_keithley3.A1 calibration_keithley3.C1:calibration_keithley3.C257 calibration_keithley3.A1:calibration_keithley3.A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1776in" svg:height="8.4492in" svg:x="6.7677in" svg:y="0.2201in">
            <draw:object draw:notify-on-update-of-ranges="calibration_keithley3.A1:calibration_keithley3.A1 calibration_keithley3.C2:calibration_keithley3.C250 calibration_keithley3.C1:calibration_keithley3.C1 calibration_keithley3.A2:calibration_keithley3.A2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aster set U[bit]</text:p>
          </table:table-cell>
          <table:table-cell office:value-type="string" calcext:value-type="string">
            <text:p>master measured U[bit]</text:p>
          </table:table-cell>
          <table:table-cell office:value-type="string" calcext:value-type="string">
            <text:p>keithley measured U[V]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515" calcext:value-type="float">
            <text:p>3515</text:p>
          </table:table-cell>
          <table:table-cell office:value-type="float" office:value="-63.0444" calcext:value-type="float">
            <text:p>-63.04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512" calcext:value-type="float">
            <text:p>3512</text:p>
          </table:table-cell>
          <table:table-cell office:value-type="float" office:value="-62.9833" calcext:value-type="float">
            <text:p>-62.983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508" calcext:value-type="float">
            <text:p>3508</text:p>
          </table:table-cell>
          <table:table-cell office:value-type="float" office:value="-62.9215" calcext:value-type="float">
            <text:p>-62.921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504" calcext:value-type="float">
            <text:p>3504</text:p>
          </table:table-cell>
          <table:table-cell office:value-type="float" office:value="-62.8605" calcext:value-type="float">
            <text:p>-62.860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501" calcext:value-type="float">
            <text:p>3501</text:p>
          </table:table-cell>
          <table:table-cell office:value-type="float" office:value="-62.7986" calcext:value-type="float">
            <text:p>-62.798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498" calcext:value-type="float">
            <text:p>3498</text:p>
          </table:table-cell>
          <table:table-cell office:value-type="float" office:value="-62.737" calcext:value-type="float">
            <text:p>-62.7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495" calcext:value-type="float">
            <text:p>3495</text:p>
          </table:table-cell>
          <table:table-cell office:value-type="float" office:value="-62.6747" calcext:value-type="float">
            <text:p>-62.674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491" calcext:value-type="float">
            <text:p>3491</text:p>
          </table:table-cell>
          <table:table-cell office:value-type="float" office:value="-62.6143" calcext:value-type="float">
            <text:p>-62.614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488" calcext:value-type="float">
            <text:p>3488</text:p>
          </table:table-cell>
          <table:table-cell office:value-type="float" office:value="-62.5527" calcext:value-type="float">
            <text:p>-62.552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484" calcext:value-type="float">
            <text:p>3484</text:p>
          </table:table-cell>
          <table:table-cell office:value-type="float" office:value="-62.491" calcext:value-type="float">
            <text:p>-62.49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482" calcext:value-type="float">
            <text:p>3482</text:p>
          </table:table-cell>
          <table:table-cell office:value-type="float" office:value="-62.4293" calcext:value-type="float">
            <text:p>-62.429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474" calcext:value-type="float">
            <text:p>3474</text:p>
          </table:table-cell>
          <table:table-cell office:value-type="float" office:value="-62.3067" calcext:value-type="float">
            <text:p>-62.306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471" calcext:value-type="float">
            <text:p>3471</text:p>
          </table:table-cell>
          <table:table-cell office:value-type="float" office:value="-62.2453" calcext:value-type="float">
            <text:p>-62.245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468" calcext:value-type="float">
            <text:p>3468</text:p>
          </table:table-cell>
          <table:table-cell office:value-type="float" office:value="-62.1833" calcext:value-type="float">
            <text:p>-62.183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464" calcext:value-type="float">
            <text:p>3464</text:p>
          </table:table-cell>
          <table:table-cell office:value-type="float" office:value="-62.1217" calcext:value-type="float">
            <text:p>-62.121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461" calcext:value-type="float">
            <text:p>3461</text:p>
          </table:table-cell>
          <table:table-cell office:value-type="float" office:value="-62.0614" calcext:value-type="float">
            <text:p>-62.061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458" calcext:value-type="float">
            <text:p>3458</text:p>
          </table:table-cell>
          <table:table-cell office:value-type="float" office:value="-61.9997" calcext:value-type="float">
            <text:p>-61.999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454" calcext:value-type="float">
            <text:p>3454</text:p>
          </table:table-cell>
          <table:table-cell office:value-type="float" office:value="-61.9385" calcext:value-type="float">
            <text:p>-61.938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451" calcext:value-type="float">
            <text:p>3451</text:p>
          </table:table-cell>
          <table:table-cell office:value-type="float" office:value="-61.8766" calcext:value-type="float">
            <text:p>-61.876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447" calcext:value-type="float">
            <text:p>3447</text:p>
          </table:table-cell>
          <table:table-cell office:value-type="float" office:value="-61.8155" calcext:value-type="float">
            <text:p>-61.815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445" calcext:value-type="float">
            <text:p>3445</text:p>
          </table:table-cell>
          <table:table-cell office:value-type="float" office:value="-61.7531" calcext:value-type="float">
            <text:p>-61.753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441" calcext:value-type="float">
            <text:p>3441</text:p>
          </table:table-cell>
          <table:table-cell office:value-type="float" office:value="-61.6913" calcext:value-type="float">
            <text:p>-61.69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437" calcext:value-type="float">
            <text:p>3437</text:p>
          </table:table-cell>
          <table:table-cell office:value-type="float" office:value="-61.6321" calcext:value-type="float">
            <text:p>-61.632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434" calcext:value-type="float">
            <text:p>3434</text:p>
          </table:table-cell>
          <table:table-cell office:value-type="float" office:value="-61.5708" calcext:value-type="float">
            <text:p>-61.570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431" calcext:value-type="float">
            <text:p>3431</text:p>
          </table:table-cell>
          <table:table-cell office:value-type="float" office:value="-61.5093" calcext:value-type="float">
            <text:p>-61.509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428" calcext:value-type="float">
            <text:p>3428</text:p>
          </table:table-cell>
          <table:table-cell office:value-type="float" office:value="-61.4478" calcext:value-type="float">
            <text:p>-61.447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425" calcext:value-type="float">
            <text:p>3425</text:p>
          </table:table-cell>
          <table:table-cell office:value-type="float" office:value="-61.3865" calcext:value-type="float">
            <text:p>-61.386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421" calcext:value-type="float">
            <text:p>3421</text:p>
          </table:table-cell>
          <table:table-cell office:value-type="float" office:value="-61.3243" calcext:value-type="float">
            <text:p>-61.324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418" calcext:value-type="float">
            <text:p>3418</text:p>
          </table:table-cell>
          <table:table-cell office:value-type="float" office:value="-61.263" calcext:value-type="float">
            <text:p>-61.26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414" calcext:value-type="float">
            <text:p>3414</text:p>
          </table:table-cell>
          <table:table-cell office:value-type="float" office:value="-61.2007" calcext:value-type="float">
            <text:p>-61.200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411" calcext:value-type="float">
            <text:p>3411</text:p>
          </table:table-cell>
          <table:table-cell office:value-type="float" office:value="-61.1402" calcext:value-type="float">
            <text:p>-61.140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408" calcext:value-type="float">
            <text:p>3408</text:p>
          </table:table-cell>
          <table:table-cell office:value-type="float" office:value="-61.0791" calcext:value-type="float">
            <text:p>-61.079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404" calcext:value-type="float">
            <text:p>3404</text:p>
          </table:table-cell>
          <table:table-cell office:value-type="float" office:value="-61.0173" calcext:value-type="float">
            <text:p>-61.017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402" calcext:value-type="float">
            <text:p>3402</text:p>
          </table:table-cell>
          <table:table-cell office:value-type="float" office:value="-60.9547" calcext:value-type="float">
            <text:p>-60.954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398" calcext:value-type="float">
            <text:p>3398</text:p>
          </table:table-cell>
          <table:table-cell office:value-type="float" office:value="-60.8942" calcext:value-type="float">
            <text:p>-60.894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394" calcext:value-type="float">
            <text:p>3394</text:p>
          </table:table-cell>
          <table:table-cell office:value-type="float" office:value="-60.8321" calcext:value-type="float">
            <text:p>-60.832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391" calcext:value-type="float">
            <text:p>3391</text:p>
          </table:table-cell>
          <table:table-cell office:value-type="float" office:value="-60.7714" calcext:value-type="float">
            <text:p>-60.771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388" calcext:value-type="float">
            <text:p>3388</text:p>
          </table:table-cell>
          <table:table-cell office:value-type="float" office:value="-60.7091" calcext:value-type="float">
            <text:p>-60.709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384" calcext:value-type="float">
            <text:p>3384</text:p>
          </table:table-cell>
          <table:table-cell office:value-type="float" office:value="-60.6491" calcext:value-type="float">
            <text:p>-60.649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381" calcext:value-type="float">
            <text:p>3381</text:p>
          </table:table-cell>
          <table:table-cell office:value-type="float" office:value="-60.5871" calcext:value-type="float">
            <text:p>-60.587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377" calcext:value-type="float">
            <text:p>3377</text:p>
          </table:table-cell>
          <table:table-cell office:value-type="float" office:value="-60.5257" calcext:value-type="float">
            <text:p>-60.525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374" calcext:value-type="float">
            <text:p>3374</text:p>
          </table:table-cell>
          <table:table-cell office:value-type="float" office:value="-60.4633" calcext:value-type="float">
            <text:p>-60.463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371" calcext:value-type="float">
            <text:p>3371</text:p>
          </table:table-cell>
          <table:table-cell office:value-type="float" office:value="-60.402" calcext:value-type="float">
            <text:p>-60.40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368" calcext:value-type="float">
            <text:p>3368</text:p>
          </table:table-cell>
          <table:table-cell office:value-type="float" office:value="-60.3397" calcext:value-type="float">
            <text:p>-60.339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364" calcext:value-type="float">
            <text:p>3364</text:p>
          </table:table-cell>
          <table:table-cell office:value-type="float" office:value="-60.2779" calcext:value-type="float">
            <text:p>-60.277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361" calcext:value-type="float">
            <text:p>3361</text:p>
          </table:table-cell>
          <table:table-cell office:value-type="float" office:value="-60.2169" calcext:value-type="float">
            <text:p>-60.216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357" calcext:value-type="float">
            <text:p>3357</text:p>
          </table:table-cell>
          <table:table-cell office:value-type="float" office:value="-60.1557" calcext:value-type="float">
            <text:p>-60.155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354" calcext:value-type="float">
            <text:p>3354</text:p>
          </table:table-cell>
          <table:table-cell office:value-type="float" office:value="-60.0944" calcext:value-type="float">
            <text:p>-60.09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348" calcext:value-type="float">
            <text:p>3348</text:p>
          </table:table-cell>
          <table:table-cell office:value-type="float" office:value="-59.9709" calcext:value-type="float">
            <text:p>-59.970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344" calcext:value-type="float">
            <text:p>3344</text:p>
          </table:table-cell>
          <table:table-cell office:value-type="float" office:value="-59.9098" calcext:value-type="float">
            <text:p>-59.909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341" calcext:value-type="float">
            <text:p>3341</text:p>
          </table:table-cell>
          <table:table-cell office:value-type="float" office:value="-59.8485" calcext:value-type="float">
            <text:p>-59.848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338" calcext:value-type="float">
            <text:p>3338</text:p>
          </table:table-cell>
          <table:table-cell office:value-type="float" office:value="-59.7873" calcext:value-type="float">
            <text:p>-59.7873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3334" calcext:value-type="float">
            <text:p>3334</text:p>
          </table:table-cell>
          <table:table-cell office:value-type="float" office:value="-59.7259" calcext:value-type="float">
            <text:p>-59.725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331" calcext:value-type="float">
            <text:p>3331</text:p>
          </table:table-cell>
          <table:table-cell office:value-type="float" office:value="-59.6657" calcext:value-type="float">
            <text:p>-59.6657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328" calcext:value-type="float">
            <text:p>3328</text:p>
          </table:table-cell>
          <table:table-cell office:value-type="float" office:value="-59.6045" calcext:value-type="float">
            <text:p>-59.6045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3324" calcext:value-type="float">
            <text:p>3324</text:p>
          </table:table-cell>
          <table:table-cell office:value-type="float" office:value="-59.543" calcext:value-type="float">
            <text:p>-59.543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321" calcext:value-type="float">
            <text:p>3321</text:p>
          </table:table-cell>
          <table:table-cell office:value-type="float" office:value="-59.4809" calcext:value-type="float">
            <text:p>-59.4809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3317" calcext:value-type="float">
            <text:p>3317</text:p>
          </table:table-cell>
          <table:table-cell office:value-type="float" office:value="-59.4193" calcext:value-type="float">
            <text:p>-59.4193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3314" calcext:value-type="float">
            <text:p>3314</text:p>
          </table:table-cell>
          <table:table-cell office:value-type="float" office:value="-59.358" calcext:value-type="float">
            <text:p>-59.358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311" calcext:value-type="float">
            <text:p>3311</text:p>
          </table:table-cell>
          <table:table-cell office:value-type="float" office:value="-59.2962" calcext:value-type="float">
            <text:p>-59.2962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307" calcext:value-type="float">
            <text:p>3307</text:p>
          </table:table-cell>
          <table:table-cell office:value-type="float" office:value="-59.2342" calcext:value-type="float">
            <text:p>-59.2342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3304" calcext:value-type="float">
            <text:p>3304</text:p>
          </table:table-cell>
          <table:table-cell office:value-type="float" office:value="-59.1728" calcext:value-type="float">
            <text:p>-59.1728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3301" calcext:value-type="float">
            <text:p>3301</text:p>
          </table:table-cell>
          <table:table-cell office:value-type="float" office:value="-59.1116" calcext:value-type="float">
            <text:p>-59.1116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298" calcext:value-type="float">
            <text:p>3298</text:p>
          </table:table-cell>
          <table:table-cell office:value-type="float" office:value="-59.0494" calcext:value-type="float">
            <text:p>-59.049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294" calcext:value-type="float">
            <text:p>3294</text:p>
          </table:table-cell>
          <table:table-cell office:value-type="float" office:value="-58.9871" calcext:value-type="float">
            <text:p>-58.987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3291" calcext:value-type="float">
            <text:p>3291</text:p>
          </table:table-cell>
          <table:table-cell office:value-type="float" office:value="-58.9251" calcext:value-type="float">
            <text:p>-58.925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3287" calcext:value-type="float">
            <text:p>3287</text:p>
          </table:table-cell>
          <table:table-cell office:value-type="float" office:value="-58.8637" calcext:value-type="float">
            <text:p>-58.8637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3284" calcext:value-type="float">
            <text:p>3284</text:p>
          </table:table-cell>
          <table:table-cell office:value-type="float" office:value="-58.8018" calcext:value-type="float">
            <text:p>-58.8018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3280" calcext:value-type="float">
            <text:p>3280</text:p>
          </table:table-cell>
          <table:table-cell office:value-type="float" office:value="-58.7402" calcext:value-type="float">
            <text:p>-58.740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278" calcext:value-type="float">
            <text:p>3278</text:p>
          </table:table-cell>
          <table:table-cell office:value-type="float" office:value="-58.6793" calcext:value-type="float">
            <text:p>-58.6793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3273" calcext:value-type="float">
            <text:p>3273</text:p>
          </table:table-cell>
          <table:table-cell office:value-type="float" office:value="-58.6173" calcext:value-type="float">
            <text:p>-58.6173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3271" calcext:value-type="float">
            <text:p>3271</text:p>
          </table:table-cell>
          <table:table-cell office:value-type="float" office:value="-58.5559" calcext:value-type="float">
            <text:p>-58.5559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3267" calcext:value-type="float">
            <text:p>3267</text:p>
          </table:table-cell>
          <table:table-cell office:value-type="float" office:value="-58.4938" calcext:value-type="float">
            <text:p>-58.4938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3264" calcext:value-type="float">
            <text:p>3264</text:p>
          </table:table-cell>
          <table:table-cell office:value-type="float" office:value="-58.4317" calcext:value-type="float">
            <text:p>-58.4317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3261" calcext:value-type="float">
            <text:p>3261</text:p>
          </table:table-cell>
          <table:table-cell office:value-type="float" office:value="-58.37" calcext:value-type="float">
            <text:p>-58.37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3257" calcext:value-type="float">
            <text:p>3257</text:p>
          </table:table-cell>
          <table:table-cell office:value-type="float" office:value="-58.3086" calcext:value-type="float">
            <text:p>-58.3086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3254" calcext:value-type="float">
            <text:p>3254</text:p>
          </table:table-cell>
          <table:table-cell office:value-type="float" office:value="-58.2472" calcext:value-type="float">
            <text:p>-58.2472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3250" calcext:value-type="float">
            <text:p>3250</text:p>
          </table:table-cell>
          <table:table-cell office:value-type="float" office:value="-58.1859" calcext:value-type="float">
            <text:p>-58.1859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3248" calcext:value-type="float">
            <text:p>3248</text:p>
          </table:table-cell>
          <table:table-cell office:value-type="float" office:value="-58.1248" calcext:value-type="float">
            <text:p>-58.1248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3244" calcext:value-type="float">
            <text:p>3244</text:p>
          </table:table-cell>
          <table:table-cell office:value-type="float" office:value="-58.0631" calcext:value-type="float">
            <text:p>-58.0631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3240" calcext:value-type="float">
            <text:p>3240</text:p>
          </table:table-cell>
          <table:table-cell office:value-type="float" office:value="-58.0013" calcext:value-type="float">
            <text:p>-58.0013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3237" calcext:value-type="float">
            <text:p>3237</text:p>
          </table:table-cell>
          <table:table-cell office:value-type="float" office:value="-57.9406" calcext:value-type="float">
            <text:p>-57.9406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3234" calcext:value-type="float">
            <text:p>3234</text:p>
          </table:table-cell>
          <table:table-cell office:value-type="float" office:value="-57.8782" calcext:value-type="float">
            <text:p>-57.8782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3230" calcext:value-type="float">
            <text:p>3230</text:p>
          </table:table-cell>
          <table:table-cell office:value-type="float" office:value="-57.8164" calcext:value-type="float">
            <text:p>-57.8164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3227" calcext:value-type="float">
            <text:p>3227</text:p>
          </table:table-cell>
          <table:table-cell office:value-type="float" office:value="-57.755" calcext:value-type="float">
            <text:p>-57.755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3225" calcext:value-type="float">
            <text:p>3225</text:p>
          </table:table-cell>
          <table:table-cell office:value-type="float" office:value="-57.6956" calcext:value-type="float">
            <text:p>-57.6956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3220" calcext:value-type="float">
            <text:p>3220</text:p>
          </table:table-cell>
          <table:table-cell office:value-type="float" office:value="-57.634" calcext:value-type="float">
            <text:p>-57.634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3217" calcext:value-type="float">
            <text:p>3217</text:p>
          </table:table-cell>
          <table:table-cell office:value-type="float" office:value="-57.5727" calcext:value-type="float">
            <text:p>-57.5727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3214" calcext:value-type="float">
            <text:p>3214</text:p>
          </table:table-cell>
          <table:table-cell office:value-type="float" office:value="-57.5106" calcext:value-type="float">
            <text:p>-57.510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210" calcext:value-type="float">
            <text:p>3210</text:p>
          </table:table-cell>
          <table:table-cell office:value-type="float" office:value="-57.4486" calcext:value-type="float">
            <text:p>-57.4486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3207" calcext:value-type="float">
            <text:p>3207</text:p>
          </table:table-cell>
          <table:table-cell office:value-type="float" office:value="-57.3864" calcext:value-type="float">
            <text:p>-57.3864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3203" calcext:value-type="float">
            <text:p>3203</text:p>
          </table:table-cell>
          <table:table-cell office:value-type="float" office:value="-57.3242" calcext:value-type="float">
            <text:p>-57.3242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3200" calcext:value-type="float">
            <text:p>3200</text:p>
          </table:table-cell>
          <table:table-cell office:value-type="float" office:value="-57.2631" calcext:value-type="float">
            <text:p>-57.2631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3196" calcext:value-type="float">
            <text:p>3196</text:p>
          </table:table-cell>
          <table:table-cell office:value-type="float" office:value="-57.2018" calcext:value-type="float">
            <text:p>-57.2018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3193" calcext:value-type="float">
            <text:p>3193</text:p>
          </table:table-cell>
          <table:table-cell office:value-type="float" office:value="-57.1401" calcext:value-type="float">
            <text:p>-57.14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3186" calcext:value-type="float">
            <text:p>3186</text:p>
          </table:table-cell>
          <table:table-cell office:value-type="float" office:value="-57.0157" calcext:value-type="float">
            <text:p>-57.0157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3184" calcext:value-type="float">
            <text:p>3184</text:p>
          </table:table-cell>
          <table:table-cell office:value-type="float" office:value="-56.954" calcext:value-type="float">
            <text:p>-56.954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3180" calcext:value-type="float">
            <text:p>3180</text:p>
          </table:table-cell>
          <table:table-cell office:value-type="float" office:value="-56.8927" calcext:value-type="float">
            <text:p>-56.892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3177" calcext:value-type="float">
            <text:p>3177</text:p>
          </table:table-cell>
          <table:table-cell office:value-type="float" office:value="-56.8313" calcext:value-type="float">
            <text:p>-56.8313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3174" calcext:value-type="float">
            <text:p>3174</text:p>
          </table:table-cell>
          <table:table-cell office:value-type="float" office:value="-56.7695" calcext:value-type="float">
            <text:p>-56.7695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3170" calcext:value-type="float">
            <text:p>3170</text:p>
          </table:table-cell>
          <table:table-cell office:value-type="float" office:value="-56.7089" calcext:value-type="float">
            <text:p>-56.7089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3166" calcext:value-type="float">
            <text:p>3166</text:p>
          </table:table-cell>
          <table:table-cell office:value-type="float" office:value="-56.6479" calcext:value-type="float">
            <text:p>-56.6479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3163" calcext:value-type="float">
            <text:p>3163</text:p>
          </table:table-cell>
          <table:table-cell office:value-type="float" office:value="-56.5858" calcext:value-type="float">
            <text:p>-56.5858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160" calcext:value-type="float">
            <text:p>3160</text:p>
          </table:table-cell>
          <table:table-cell office:value-type="float" office:value="-56.5247" calcext:value-type="float">
            <text:p>-56.5247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3157" calcext:value-type="float">
            <text:p>3157</text:p>
          </table:table-cell>
          <table:table-cell office:value-type="float" office:value="-56.4639" calcext:value-type="float">
            <text:p>-56.4639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3153" calcext:value-type="float">
            <text:p>3153</text:p>
          </table:table-cell>
          <table:table-cell office:value-type="float" office:value="-56.4024" calcext:value-type="float">
            <text:p>-56.4024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3151" calcext:value-type="float">
            <text:p>3151</text:p>
          </table:table-cell>
          <table:table-cell office:value-type="float" office:value="-56.3414" calcext:value-type="float">
            <text:p>-56.3414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3147" calcext:value-type="float">
            <text:p>3147</text:p>
          </table:table-cell>
          <table:table-cell office:value-type="float" office:value="-56.2796" calcext:value-type="float">
            <text:p>-56.2796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3143" calcext:value-type="float">
            <text:p>3143</text:p>
          </table:table-cell>
          <table:table-cell office:value-type="float" office:value="-56.2174" calcext:value-type="float">
            <text:p>-56.2174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3140" calcext:value-type="float">
            <text:p>3140</text:p>
          </table:table-cell>
          <table:table-cell office:value-type="float" office:value="-56.1569" calcext:value-type="float">
            <text:p>-56.1569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3137" calcext:value-type="float">
            <text:p>3137</text:p>
          </table:table-cell>
          <table:table-cell office:value-type="float" office:value="-56.0947" calcext:value-type="float">
            <text:p>-56.0947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3134" calcext:value-type="float">
            <text:p>3134</text:p>
          </table:table-cell>
          <table:table-cell office:value-type="float" office:value="-56.0328" calcext:value-type="float">
            <text:p>-56.032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3130" calcext:value-type="float">
            <text:p>3130</text:p>
          </table:table-cell>
          <table:table-cell office:value-type="float" office:value="-55.9721" calcext:value-type="float">
            <text:p>-55.97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27" calcext:value-type="float">
            <text:p>3127</text:p>
          </table:table-cell>
          <table:table-cell office:value-type="float" office:value="-55.9098" calcext:value-type="float">
            <text:p>-55.909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23" calcext:value-type="float">
            <text:p>3123</text:p>
          </table:table-cell>
          <table:table-cell office:value-type="float" office:value="-55.848" calcext:value-type="float">
            <text:p>-55.848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3120" calcext:value-type="float">
            <text:p>3120</text:p>
          </table:table-cell>
          <table:table-cell office:value-type="float" office:value="-55.7861" calcext:value-type="float">
            <text:p>-55.786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117" calcext:value-type="float">
            <text:p>3117</text:p>
          </table:table-cell>
          <table:table-cell office:value-type="float" office:value="-55.725" calcext:value-type="float">
            <text:p>-55.725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3113" calcext:value-type="float">
            <text:p>3113</text:p>
          </table:table-cell>
          <table:table-cell office:value-type="float" office:value="-55.6641" calcext:value-type="float">
            <text:p>-55.6641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3111" calcext:value-type="float">
            <text:p>3111</text:p>
          </table:table-cell>
          <table:table-cell office:value-type="float" office:value="-55.6029" calcext:value-type="float">
            <text:p>-55.6029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3107" calcext:value-type="float">
            <text:p>3107</text:p>
          </table:table-cell>
          <table:table-cell office:value-type="float" office:value="-55.5408" calcext:value-type="float">
            <text:p>-55.5408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3104" calcext:value-type="float">
            <text:p>3104</text:p>
          </table:table-cell>
          <table:table-cell office:value-type="float" office:value="-55.4793" calcext:value-type="float">
            <text:p>-55.4793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3101" calcext:value-type="float">
            <text:p>3101</text:p>
          </table:table-cell>
          <table:table-cell office:value-type="float" office:value="-55.4176" calcext:value-type="float">
            <text:p>-55.4176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3096" calcext:value-type="float">
            <text:p>3096</text:p>
          </table:table-cell>
          <table:table-cell office:value-type="float" office:value="-55.3556" calcext:value-type="float">
            <text:p>-55.3556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3093" calcext:value-type="float">
            <text:p>3093</text:p>
          </table:table-cell>
          <table:table-cell office:value-type="float" office:value="-55.2937" calcext:value-type="float">
            <text:p>-55.2937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3090" calcext:value-type="float">
            <text:p>3090</text:p>
          </table:table-cell>
          <table:table-cell office:value-type="float" office:value="-55.2327" calcext:value-type="float">
            <text:p>-55.2327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3087" calcext:value-type="float">
            <text:p>3087</text:p>
          </table:table-cell>
          <table:table-cell office:value-type="float" office:value="-55.1713" calcext:value-type="float">
            <text:p>-55.1713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3083" calcext:value-type="float">
            <text:p>3083</text:p>
          </table:table-cell>
          <table:table-cell office:value-type="float" office:value="-55.1101" calcext:value-type="float">
            <text:p>-55.1101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3080" calcext:value-type="float">
            <text:p>3080</text:p>
          </table:table-cell>
          <table:table-cell office:value-type="float" office:value="-55.048" calcext:value-type="float">
            <text:p>-55.048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3077" calcext:value-type="float">
            <text:p>3077</text:p>
          </table:table-cell>
          <table:table-cell office:value-type="float" office:value="-54.9866" calcext:value-type="float">
            <text:p>-54.9866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3073" calcext:value-type="float">
            <text:p>3073</text:p>
          </table:table-cell>
          <table:table-cell office:value-type="float" office:value="-54.9253" calcext:value-type="float">
            <text:p>-54.9253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3072" calcext:value-type="float">
            <text:p>3072</text:p>
          </table:table-cell>
          <table:table-cell office:value-type="float" office:value="-54.8636" calcext:value-type="float">
            <text:p>-54.8636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3066" calcext:value-type="float">
            <text:p>3066</text:p>
          </table:table-cell>
          <table:table-cell office:value-type="float" office:value="-54.8019" calcext:value-type="float">
            <text:p>-54.8019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3063" calcext:value-type="float">
            <text:p>3063</text:p>
          </table:table-cell>
          <table:table-cell office:value-type="float" office:value="-54.7426" calcext:value-type="float">
            <text:p>-54.7426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3060" calcext:value-type="float">
            <text:p>3060</text:p>
          </table:table-cell>
          <table:table-cell office:value-type="float" office:value="-54.6813" calcext:value-type="float">
            <text:p>-54.6813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3057" calcext:value-type="float">
            <text:p>3057</text:p>
          </table:table-cell>
          <table:table-cell office:value-type="float" office:value="-54.62" calcext:value-type="float">
            <text:p>-54.62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3053" calcext:value-type="float">
            <text:p>3053</text:p>
          </table:table-cell>
          <table:table-cell office:value-type="float" office:value="-54.5581" calcext:value-type="float">
            <text:p>-54.5581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3050" calcext:value-type="float">
            <text:p>3050</text:p>
          </table:table-cell>
          <table:table-cell office:value-type="float" office:value="-54.4962" calcext:value-type="float">
            <text:p>-54.4962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3046" calcext:value-type="float">
            <text:p>3046</text:p>
          </table:table-cell>
          <table:table-cell office:value-type="float" office:value="-54.4341" calcext:value-type="float">
            <text:p>-54.434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043" calcext:value-type="float">
            <text:p>3043</text:p>
          </table:table-cell>
          <table:table-cell office:value-type="float" office:value="-54.3733" calcext:value-type="float">
            <text:p>-54.3733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3040" calcext:value-type="float">
            <text:p>3040</text:p>
          </table:table-cell>
          <table:table-cell office:value-type="float" office:value="-54.3105" calcext:value-type="float">
            <text:p>-54.3105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3037" calcext:value-type="float">
            <text:p>3037</text:p>
          </table:table-cell>
          <table:table-cell office:value-type="float" office:value="-54.2499" calcext:value-type="float">
            <text:p>-54.2499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3033" calcext:value-type="float">
            <text:p>3033</text:p>
          </table:table-cell>
          <table:table-cell office:value-type="float" office:value="-54.1882" calcext:value-type="float">
            <text:p>-54.1882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3030" calcext:value-type="float">
            <text:p>3030</text:p>
          </table:table-cell>
          <table:table-cell office:value-type="float" office:value="-54.126" calcext:value-type="float">
            <text:p>-54.126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3026" calcext:value-type="float">
            <text:p>3026</text:p>
          </table:table-cell>
          <table:table-cell office:value-type="float" office:value="-54.0638" calcext:value-type="float">
            <text:p>-54.0638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3023" calcext:value-type="float">
            <text:p>3023</text:p>
          </table:table-cell>
          <table:table-cell office:value-type="float" office:value="-54.0023" calcext:value-type="float">
            <text:p>-54.0023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3020" calcext:value-type="float">
            <text:p>3020</text:p>
          </table:table-cell>
          <table:table-cell office:value-type="float" office:value="-53.9412" calcext:value-type="float">
            <text:p>-53.9412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3016" calcext:value-type="float">
            <text:p>3016</text:p>
          </table:table-cell>
          <table:table-cell office:value-type="float" office:value="-53.8796" calcext:value-type="float">
            <text:p>-53.8796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3013" calcext:value-type="float">
            <text:p>3013</text:p>
          </table:table-cell>
          <table:table-cell office:value-type="float" office:value="-53.8173" calcext:value-type="float">
            <text:p>-53.8173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3010" calcext:value-type="float">
            <text:p>3010</text:p>
          </table:table-cell>
          <table:table-cell office:value-type="float" office:value="-53.7565" calcext:value-type="float">
            <text:p>-53.7565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3007" calcext:value-type="float">
            <text:p>3007</text:p>
          </table:table-cell>
          <table:table-cell office:value-type="float" office:value="-53.6937" calcext:value-type="float">
            <text:p>-53.6937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3003" calcext:value-type="float">
            <text:p>3003</text:p>
          </table:table-cell>
          <table:table-cell office:value-type="float" office:value="-53.6324" calcext:value-type="float">
            <text:p>-53.6324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2999" calcext:value-type="float">
            <text:p>2999</text:p>
          </table:table-cell>
          <table:table-cell office:value-type="float" office:value="-53.5713" calcext:value-type="float">
            <text:p>-53.5713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2996" calcext:value-type="float">
            <text:p>2996</text:p>
          </table:table-cell>
          <table:table-cell office:value-type="float" office:value="-53.5094" calcext:value-type="float">
            <text:p>-53.5094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993" calcext:value-type="float">
            <text:p>2993</text:p>
          </table:table-cell>
          <table:table-cell office:value-type="float" office:value="-53.4477" calcext:value-type="float">
            <text:p>-53.4477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2989" calcext:value-type="float">
            <text:p>2989</text:p>
          </table:table-cell>
          <table:table-cell office:value-type="float" office:value="-53.3865" calcext:value-type="float">
            <text:p>-53.3865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2986" calcext:value-type="float">
            <text:p>2986</text:p>
          </table:table-cell>
          <table:table-cell office:value-type="float" office:value="-53.3251" calcext:value-type="float">
            <text:p>-53.3251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2982" calcext:value-type="float">
            <text:p>2982</text:p>
          </table:table-cell>
          <table:table-cell office:value-type="float" office:value="-53.2627" calcext:value-type="float">
            <text:p>-53.2627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2980" calcext:value-type="float">
            <text:p>2980</text:p>
          </table:table-cell>
          <table:table-cell office:value-type="float" office:value="-53.2009" calcext:value-type="float">
            <text:p>-53.2009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976" calcext:value-type="float">
            <text:p>2976</text:p>
          </table:table-cell>
          <table:table-cell office:value-type="float" office:value="-53.1386" calcext:value-type="float">
            <text:p>-53.1386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2973" calcext:value-type="float">
            <text:p>2973</text:p>
          </table:table-cell>
          <table:table-cell office:value-type="float" office:value="-53.077" calcext:value-type="float">
            <text:p>-53.077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2970" calcext:value-type="float">
            <text:p>2970</text:p>
          </table:table-cell>
          <table:table-cell office:value-type="float" office:value="-53.0156" calcext:value-type="float">
            <text:p>-53.0156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2966" calcext:value-type="float">
            <text:p>2966</text:p>
          </table:table-cell>
          <table:table-cell office:value-type="float" office:value="-52.9546" calcext:value-type="float">
            <text:p>-52.9546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2963" calcext:value-type="float">
            <text:p>2963</text:p>
          </table:table-cell>
          <table:table-cell office:value-type="float" office:value="-52.8926" calcext:value-type="float">
            <text:p>-52.892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959" calcext:value-type="float">
            <text:p>2959</text:p>
          </table:table-cell>
          <table:table-cell office:value-type="float" office:value="-52.831" calcext:value-type="float">
            <text:p>-52.831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2956" calcext:value-type="float">
            <text:p>2956</text:p>
          </table:table-cell>
          <table:table-cell office:value-type="float" office:value="-52.7696" calcext:value-type="float">
            <text:p>-52.7696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2953" calcext:value-type="float">
            <text:p>2953</text:p>
          </table:table-cell>
          <table:table-cell office:value-type="float" office:value="-52.7084" calcext:value-type="float">
            <text:p>-52.7084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2949" calcext:value-type="float">
            <text:p>2949</text:p>
          </table:table-cell>
          <table:table-cell office:value-type="float" office:value="-52.6473" calcext:value-type="float">
            <text:p>-52.6473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2946" calcext:value-type="float">
            <text:p>2946</text:p>
          </table:table-cell>
          <table:table-cell office:value-type="float" office:value="-52.5853" calcext:value-type="float">
            <text:p>-52.5853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2942" calcext:value-type="float">
            <text:p>2942</text:p>
          </table:table-cell>
          <table:table-cell office:value-type="float" office:value="-52.5243" calcext:value-type="float">
            <text:p>-52.5243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2939" calcext:value-type="float">
            <text:p>2939</text:p>
          </table:table-cell>
          <table:table-cell office:value-type="float" office:value="-52.4632" calcext:value-type="float">
            <text:p>-52.4632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2936" calcext:value-type="float">
            <text:p>2936</text:p>
          </table:table-cell>
          <table:table-cell office:value-type="float" office:value="-52.4009" calcext:value-type="float">
            <text:p>-52.4009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2932" calcext:value-type="float">
            <text:p>2932</text:p>
          </table:table-cell>
          <table:table-cell office:value-type="float" office:value="-52.3394" calcext:value-type="float">
            <text:p>-52.3394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2929" calcext:value-type="float">
            <text:p>2929</text:p>
          </table:table-cell>
          <table:table-cell office:value-type="float" office:value="-52.2779" calcext:value-type="float">
            <text:p>-52.2779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2925" calcext:value-type="float">
            <text:p>2925</text:p>
          </table:table-cell>
          <table:table-cell office:value-type="float" office:value="-52.2166" calcext:value-type="float">
            <text:p>-52.2166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2922" calcext:value-type="float">
            <text:p>2922</text:p>
          </table:table-cell>
          <table:table-cell office:value-type="float" office:value="-52.1543" calcext:value-type="float">
            <text:p>-52.1543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919" calcext:value-type="float">
            <text:p>2919</text:p>
          </table:table-cell>
          <table:table-cell office:value-type="float" office:value="-52.0925" calcext:value-type="float">
            <text:p>-52.0925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2915" calcext:value-type="float">
            <text:p>2915</text:p>
          </table:table-cell>
          <table:table-cell office:value-type="float" office:value="-52.0313" calcext:value-type="float">
            <text:p>-52.0313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2912" calcext:value-type="float">
            <text:p>2912</text:p>
          </table:table-cell>
          <table:table-cell office:value-type="float" office:value="-51.9697" calcext:value-type="float">
            <text:p>-51.9697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2910" calcext:value-type="float">
            <text:p>2910</text:p>
          </table:table-cell>
          <table:table-cell office:value-type="float" office:value="-51.9078" calcext:value-type="float">
            <text:p>-51.9078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2906" calcext:value-type="float">
            <text:p>2906</text:p>
          </table:table-cell>
          <table:table-cell office:value-type="float" office:value="-51.8459" calcext:value-type="float">
            <text:p>-51.8459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903" calcext:value-type="float">
            <text:p>2903</text:p>
          </table:table-cell>
          <table:table-cell office:value-type="float" office:value="-51.7853" calcext:value-type="float">
            <text:p>-51.7853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2900" calcext:value-type="float">
            <text:p>2900</text:p>
          </table:table-cell>
          <table:table-cell office:value-type="float" office:value="-51.724" calcext:value-type="float">
            <text:p>-51.724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2896" calcext:value-type="float">
            <text:p>2896</text:p>
          </table:table-cell>
          <table:table-cell office:value-type="float" office:value="-51.6626" calcext:value-type="float">
            <text:p>-51.6626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892" calcext:value-type="float">
            <text:p>2892</text:p>
          </table:table-cell>
          <table:table-cell office:value-type="float" office:value="-51.6013" calcext:value-type="float">
            <text:p>-51.6013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2889" calcext:value-type="float">
            <text:p>2889</text:p>
          </table:table-cell>
          <table:table-cell office:value-type="float" office:value="-51.5393" calcext:value-type="float">
            <text:p>-51.5393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2885" calcext:value-type="float">
            <text:p>2885</text:p>
          </table:table-cell>
          <table:table-cell office:value-type="float" office:value="-51.4781" calcext:value-type="float">
            <text:p>-51.4781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2883" calcext:value-type="float">
            <text:p>2883</text:p>
          </table:table-cell>
          <table:table-cell office:value-type="float" office:value="-51.4171" calcext:value-type="float">
            <text:p>-51.4171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2879" calcext:value-type="float">
            <text:p>2879</text:p>
          </table:table-cell>
          <table:table-cell office:value-type="float" office:value="-51.3555" calcext:value-type="float">
            <text:p>-51.355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76" calcext:value-type="float">
            <text:p>2876</text:p>
          </table:table-cell>
          <table:table-cell office:value-type="float" office:value="-51.2937" calcext:value-type="float">
            <text:p>-51.2937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2873" calcext:value-type="float">
            <text:p>2873</text:p>
          </table:table-cell>
          <table:table-cell office:value-type="float" office:value="-51.2323" calcext:value-type="float">
            <text:p>-51.2323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2870" calcext:value-type="float">
            <text:p>2870</text:p>
          </table:table-cell>
          <table:table-cell office:value-type="float" office:value="-51.1708" calcext:value-type="float">
            <text:p>-51.1708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2865" calcext:value-type="float">
            <text:p>2865</text:p>
          </table:table-cell>
          <table:table-cell office:value-type="float" office:value="-51.1091" calcext:value-type="float">
            <text:p>-51.1091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2863" calcext:value-type="float">
            <text:p>2863</text:p>
          </table:table-cell>
          <table:table-cell office:value-type="float" office:value="-51.0478" calcext:value-type="float">
            <text:p>-51.0478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2859" calcext:value-type="float">
            <text:p>2859</text:p>
          </table:table-cell>
          <table:table-cell office:value-type="float" office:value="-50.9859" calcext:value-type="float">
            <text:p>-50.9859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2855" calcext:value-type="float">
            <text:p>2855</text:p>
          </table:table-cell>
          <table:table-cell office:value-type="float" office:value="-50.9245" calcext:value-type="float">
            <text:p>-50.9245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2852" calcext:value-type="float">
            <text:p>2852</text:p>
          </table:table-cell>
          <table:table-cell office:value-type="float" office:value="-50.8624" calcext:value-type="float">
            <text:p>-50.8624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2849" calcext:value-type="float">
            <text:p>2849</text:p>
          </table:table-cell>
          <table:table-cell office:value-type="float" office:value="-50.8011" calcext:value-type="float">
            <text:p>-50.8011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2845" calcext:value-type="float">
            <text:p>2845</text:p>
          </table:table-cell>
          <table:table-cell office:value-type="float" office:value="-50.7397" calcext:value-type="float">
            <text:p>-50.7397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2842" calcext:value-type="float">
            <text:p>2842</text:p>
          </table:table-cell>
          <table:table-cell office:value-type="float" office:value="-50.6774" calcext:value-type="float">
            <text:p>-50.6774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2839" calcext:value-type="float">
            <text:p>2839</text:p>
          </table:table-cell>
          <table:table-cell office:value-type="float" office:value="-50.6155" calcext:value-type="float">
            <text:p>-50.6155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2835" calcext:value-type="float">
            <text:p>2835</text:p>
          </table:table-cell>
          <table:table-cell office:value-type="float" office:value="-50.5545" calcext:value-type="float">
            <text:p>-50.5545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2832" calcext:value-type="float">
            <text:p>2832</text:p>
          </table:table-cell>
          <table:table-cell office:value-type="float" office:value="-50.4935" calcext:value-type="float">
            <text:p>-50.4935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2829" calcext:value-type="float">
            <text:p>2829</text:p>
          </table:table-cell>
          <table:table-cell office:value-type="float" office:value="-50.4326" calcext:value-type="float">
            <text:p>-50.4326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2826" calcext:value-type="float">
            <text:p>2826</text:p>
          </table:table-cell>
          <table:table-cell office:value-type="float" office:value="-50.3706" calcext:value-type="float">
            <text:p>-50.3706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2822" calcext:value-type="float">
            <text:p>2822</text:p>
          </table:table-cell>
          <table:table-cell office:value-type="float" office:value="-50.3091" calcext:value-type="float">
            <text:p>-50.3091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2818" calcext:value-type="float">
            <text:p>2818</text:p>
          </table:table-cell>
          <table:table-cell office:value-type="float" office:value="-50.2474" calcext:value-type="float">
            <text:p>-50.2474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2816" calcext:value-type="float">
            <text:p>2816</text:p>
          </table:table-cell>
          <table:table-cell office:value-type="float" office:value="-50.1856" calcext:value-type="float">
            <text:p>-50.1856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2812" calcext:value-type="float">
            <text:p>2812</text:p>
          </table:table-cell>
          <table:table-cell office:value-type="float" office:value="-50.124" calcext:value-type="float">
            <text:p>-50.124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2809" calcext:value-type="float">
            <text:p>2809</text:p>
          </table:table-cell>
          <table:table-cell office:value-type="float" office:value="-50.0626" calcext:value-type="float">
            <text:p>-50.0626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2805" calcext:value-type="float">
            <text:p>2805</text:p>
          </table:table-cell>
          <table:table-cell office:value-type="float" office:value="-50.0011" calcext:value-type="float">
            <text:p>-50.0011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2802" calcext:value-type="float">
            <text:p>2802</text:p>
          </table:table-cell>
          <table:table-cell office:value-type="float" office:value="-49.9394" calcext:value-type="float">
            <text:p>-49.9394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2799" calcext:value-type="float">
            <text:p>2799</text:p>
          </table:table-cell>
          <table:table-cell office:value-type="float" office:value="-49.8773" calcext:value-type="float">
            <text:p>-49.8773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2796" calcext:value-type="float">
            <text:p>2796</text:p>
          </table:table-cell>
          <table:table-cell office:value-type="float" office:value="-49.8163" calcext:value-type="float">
            <text:p>-49.8163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792" calcext:value-type="float">
            <text:p>2792</text:p>
          </table:table-cell>
          <table:table-cell office:value-type="float" office:value="-49.7554" calcext:value-type="float">
            <text:p>-49.7554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float" office:value="2788" calcext:value-type="float">
            <text:p>2788</text:p>
          </table:table-cell>
          <table:table-cell office:value-type="float" office:value="-49.6943" calcext:value-type="float">
            <text:p>-49.6943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2785" calcext:value-type="float">
            <text:p>2785</text:p>
          </table:table-cell>
          <table:table-cell office:value-type="float" office:value="-49.6326" calcext:value-type="float">
            <text:p>-49.6326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2782" calcext:value-type="float">
            <text:p>2782</text:p>
          </table:table-cell>
          <table:table-cell office:value-type="float" office:value="-49.5698" calcext:value-type="float">
            <text:p>-49.5698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float" office:value="2779" calcext:value-type="float">
            <text:p>2779</text:p>
          </table:table-cell>
          <table:table-cell office:value-type="float" office:value="-49.5078" calcext:value-type="float">
            <text:p>-49.5078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2775" calcext:value-type="float">
            <text:p>2775</text:p>
          </table:table-cell>
          <table:table-cell office:value-type="float" office:value="-49.4466" calcext:value-type="float">
            <text:p>-49.4466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2772" calcext:value-type="float">
            <text:p>2772</text:p>
          </table:table-cell>
          <table:table-cell office:value-type="float" office:value="-49.3848" calcext:value-type="float">
            <text:p>-49.38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float" office:value="2765" calcext:value-type="float">
            <text:p>2765</text:p>
          </table:table-cell>
          <table:table-cell office:value-type="float" office:value="-49.262" calcext:value-type="float">
            <text:p>-49.262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float" office:value="2762" calcext:value-type="float">
            <text:p>2762</text:p>
          </table:table-cell>
          <table:table-cell office:value-type="float" office:value="-49.2007" calcext:value-type="float">
            <text:p>-49.2007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2758" calcext:value-type="float">
            <text:p>2758</text:p>
          </table:table-cell>
          <table:table-cell office:value-type="float" office:value="-49.1386" calcext:value-type="float">
            <text:p>-49.1386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float" office:value="2755" calcext:value-type="float">
            <text:p>2755</text:p>
          </table:table-cell>
          <table:table-cell office:value-type="float" office:value="-49.077" calcext:value-type="float">
            <text:p>-49.077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float" office:value="2752" calcext:value-type="float">
            <text:p>2752</text:p>
          </table:table-cell>
          <table:table-cell office:value-type="float" office:value="-49.0155" calcext:value-type="float">
            <text:p>-49.0155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float" office:value="2749" calcext:value-type="float">
            <text:p>2749</text:p>
          </table:table-cell>
          <table:table-cell office:value-type="float" office:value="-48.9538" calcext:value-type="float">
            <text:p>-48.9538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2745" calcext:value-type="float">
            <text:p>2745</text:p>
          </table:table-cell>
          <table:table-cell office:value-type="float" office:value="-48.8912" calcext:value-type="float">
            <text:p>-48.8912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2742" calcext:value-type="float">
            <text:p>2742</text:p>
          </table:table-cell>
          <table:table-cell office:value-type="float" office:value="-48.8293" calcext:value-type="float">
            <text:p>-48.8293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float" office:value="2739" calcext:value-type="float">
            <text:p>2739</text:p>
          </table:table-cell>
          <table:table-cell office:value-type="float" office:value="-48.7672" calcext:value-type="float">
            <text:p>-48.7672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2735" calcext:value-type="float">
            <text:p>2735</text:p>
          </table:table-cell>
          <table:table-cell office:value-type="float" office:value="-48.7063" calcext:value-type="float">
            <text:p>-48.7063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float" office:value="2732" calcext:value-type="float">
            <text:p>2732</text:p>
          </table:table-cell>
          <table:table-cell office:value-type="float" office:value="-48.6445" calcext:value-type="float">
            <text:p>-48.6445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2729" calcext:value-type="float">
            <text:p>2729</text:p>
          </table:table-cell>
          <table:table-cell office:value-type="float" office:value="-48.5834" calcext:value-type="float">
            <text:p>-48.5834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2726" calcext:value-type="float">
            <text:p>2726</text:p>
          </table:table-cell>
          <table:table-cell office:value-type="float" office:value="-48.5224" calcext:value-type="float">
            <text:p>-48.5224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2722" calcext:value-type="float">
            <text:p>2722</text:p>
          </table:table-cell>
          <table:table-cell office:value-type="float" office:value="-48.4615" calcext:value-type="float">
            <text:p>-48.4615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float" office:value="2719" calcext:value-type="float">
            <text:p>2719</text:p>
          </table:table-cell>
          <table:table-cell office:value-type="float" office:value="-48.3998" calcext:value-type="float">
            <text:p>-48.3998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2715" calcext:value-type="float">
            <text:p>2715</text:p>
          </table:table-cell>
          <table:table-cell office:value-type="float" office:value="-48.3389" calcext:value-type="float">
            <text:p>-48.3389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5T14:28:19.142380287</dc:date>
    <meta:editing-duration>PT2H31M43S</meta:editing-duration>
    <meta:editing-cycles>4</meta:editing-cycles>
    <meta:generator>LibreOffice/6.4.7.2$Linux_X86_64 LibreOffice_project/40$Build-2</meta:generator>
    <meta:document-statistic meta:table-count="2" meta:cell-count="71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-4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stroke-dash="Dashed_20__28_var_29__20_4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text-properties fo:font-size="12pt"/>
    </style:style>
    <style:style style:name="ch10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581cm" svg:height="19.957cm" xlink:href=".." xlink:type="simple" chart:class="chart:scatter" chart:style-name="ch1">
        <chart:legend chart:legend-position="end" svg:x="24.355cm" svg:y="6.788cm" style:legend-expansion="custom" chartooo:width="3.225cm" chartooo:height="0.548cm" style:legend-expansion-aspect-ratio="5.88503649635037" chart:style-name="ch2"/>
        <chart:plot-area chart:style-name="ch3" table:cell-range-address="calibration_keithley3.A1:calibration_keithley3.A257 calibration_keithley3.C1:calibration_keithley3.C257" chart:data-source-has-labels="row" svg:x="1.757cm" svg:y="0.695cm" svg:width="23.721cm" svg:height="19.191cm">
          <chartooo:coordinate-region svg:x="2.484cm" svg:y="0.894cm" svg:width="22.622cm" svg:height="18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libration_keithley3.C1:calibration_keithley3.C257" chart:label-cell-address="calibration_keithley3.A1:calibration_keithley3.A1" chart:class="chart:scatter">
            <chart:domain table:cell-range-address="calibration_keithley3.A1:calibration_keithley3.A257"/>
            <chart:regression-curve chart:style-name="ch8">
              <chart:equation chart:display-equation="true" chart:display-r-square="true" chart:style-name="ch9"/>
            </chart:regression-curve>
            <chart:regression-curve chart:style-name="ch10">
              <chart:equation chart:display-equation="true" chart:display-r-square="true" svg:x="2.94cm" svg:y="18.286cm" chart:style-name="ch9"/>
            </chart:regression-curve>
            <chart:data-point chart:repeated="9"/>
            <chart:data-point chart:style-name="ch11"/>
            <chart:data-point chart:repeated="41"/>
            <chart:data-point chart:style-name="ch11" chart:repeated="2"/>
            <chart:data-point chart:repeated="5"/>
            <chart:data-point chart:style-name="ch11"/>
            <chart:data-point chart:repeated="47"/>
            <chart:data-point chart:style-name="ch11"/>
            <chart:data-point chart:repeated="125"/>
            <chart:data-point chart:style-name="ch11"/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ster set U[bit]</text:p>
                <draw:g>
                  <svg:desc>calibration_keithley3.A1:calibration_keithley3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calibration_keithley3.A1:calibration_keithley3.A257</svg:desc>
                </draw:g>
              </table:table-cell>
              <table:table-cell office:value-type="float" office:value="NaN">
                <text:p>NaN</text:p>
                <draw:g>
                  <svg:desc>calibration_keithley3.C1:calibration_keithley3.C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">
                <text:p>144</text:p>
              </table:table-cell>
              <table:table-cell office:value-type="float" office:value="-63.0444">
                <text:p>-63.0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">
                <text:p>160</text:p>
              </table:table-cell>
              <table:table-cell office:value-type="float" office:value="-62.9833">
                <text:p>-62.98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6">
                <text:p>176</text:p>
              </table:table-cell>
              <table:table-cell office:value-type="float" office:value="-62.9215">
                <text:p>-62.92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2">
                <text:p>192</text:p>
              </table:table-cell>
              <table:table-cell office:value-type="float" office:value="-62.8605">
                <text:p>-62.86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8">
                <text:p>208</text:p>
              </table:table-cell>
              <table:table-cell office:value-type="float" office:value="-62.7986">
                <text:p>-62.79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4">
                <text:p>224</text:p>
              </table:table-cell>
              <table:table-cell office:value-type="float" office:value="-62.737">
                <text:p>-62.7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">
                <text:p>240</text:p>
              </table:table-cell>
              <table:table-cell office:value-type="float" office:value="-62.6747">
                <text:p>-62.6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6">
                <text:p>256</text:p>
              </table:table-cell>
              <table:table-cell office:value-type="float" office:value="-62.6143">
                <text:p>-62.6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2">
                <text:p>272</text:p>
              </table:table-cell>
              <table:table-cell office:value-type="float" office:value="-62.5527">
                <text:p>-62.55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8">
                <text:p>288</text:p>
              </table:table-cell>
              <table:table-cell office:value-type="float" office:value="-62.491">
                <text:p>-62.4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4">
                <text:p>304</text:p>
              </table:table-cell>
              <table:table-cell office:value-type="float" office:value="-62.4293">
                <text:p>-62.42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6">
                <text:p>336</text:p>
              </table:table-cell>
              <table:table-cell office:value-type="float" office:value="-62.3067">
                <text:p>-62.30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2">
                <text:p>352</text:p>
              </table:table-cell>
              <table:table-cell office:value-type="float" office:value="-62.2453">
                <text:p>-62.24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8">
                <text:p>368</text:p>
              </table:table-cell>
              <table:table-cell office:value-type="float" office:value="-62.1833">
                <text:p>-62.18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4">
                <text:p>384</text:p>
              </table:table-cell>
              <table:table-cell office:value-type="float" office:value="-62.1217">
                <text:p>-62.12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0">
                <text:p>400</text:p>
              </table:table-cell>
              <table:table-cell office:value-type="float" office:value="-62.0614">
                <text:p>-62.0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6">
                <text:p>416</text:p>
              </table:table-cell>
              <table:table-cell office:value-type="float" office:value="-61.9997">
                <text:p>-61.9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2">
                <text:p>432</text:p>
              </table:table-cell>
              <table:table-cell office:value-type="float" office:value="-61.9385">
                <text:p>-61.93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8">
                <text:p>448</text:p>
              </table:table-cell>
              <table:table-cell office:value-type="float" office:value="-61.8766">
                <text:p>-61.87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4">
                <text:p>464</text:p>
              </table:table-cell>
              <table:table-cell office:value-type="float" office:value="-61.8155">
                <text:p>-61.81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0">
                <text:p>480</text:p>
              </table:table-cell>
              <table:table-cell office:value-type="float" office:value="-61.7531">
                <text:p>-61.75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6">
                <text:p>496</text:p>
              </table:table-cell>
              <table:table-cell office:value-type="float" office:value="-61.6913">
                <text:p>-61.69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2">
                <text:p>512</text:p>
              </table:table-cell>
              <table:table-cell office:value-type="float" office:value="-61.6321">
                <text:p>-61.63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8">
                <text:p>528</text:p>
              </table:table-cell>
              <table:table-cell office:value-type="float" office:value="-61.5708">
                <text:p>-61.57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4">
                <text:p>544</text:p>
              </table:table-cell>
              <table:table-cell office:value-type="float" office:value="-61.5093">
                <text:p>-61.50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0">
                <text:p>560</text:p>
              </table:table-cell>
              <table:table-cell office:value-type="float" office:value="-61.4478">
                <text:p>-61.44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6">
                <text:p>576</text:p>
              </table:table-cell>
              <table:table-cell office:value-type="float" office:value="-61.3865">
                <text:p>-61.38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92">
                <text:p>592</text:p>
              </table:table-cell>
              <table:table-cell office:value-type="float" office:value="-61.3243">
                <text:p>-61.32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8">
                <text:p>608</text:p>
              </table:table-cell>
              <table:table-cell office:value-type="float" office:value="-61.263">
                <text:p>-61.2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4">
                <text:p>624</text:p>
              </table:table-cell>
              <table:table-cell office:value-type="float" office:value="-61.2007">
                <text:p>-61.20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0">
                <text:p>640</text:p>
              </table:table-cell>
              <table:table-cell office:value-type="float" office:value="-61.1402">
                <text:p>-61.14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6">
                <text:p>656</text:p>
              </table:table-cell>
              <table:table-cell office:value-type="float" office:value="-61.0791">
                <text:p>-61.07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72">
                <text:p>672</text:p>
              </table:table-cell>
              <table:table-cell office:value-type="float" office:value="-61.0173">
                <text:p>-61.01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8">
                <text:p>688</text:p>
              </table:table-cell>
              <table:table-cell office:value-type="float" office:value="-60.9547">
                <text:p>-60.95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4">
                <text:p>704</text:p>
              </table:table-cell>
              <table:table-cell office:value-type="float" office:value="-60.8942">
                <text:p>-60.89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20">
                <text:p>720</text:p>
              </table:table-cell>
              <table:table-cell office:value-type="float" office:value="-60.8321">
                <text:p>-60.83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6">
                <text:p>736</text:p>
              </table:table-cell>
              <table:table-cell office:value-type="float" office:value="-60.7714">
                <text:p>-60.77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2">
                <text:p>752</text:p>
              </table:table-cell>
              <table:table-cell office:value-type="float" office:value="-60.7091">
                <text:p>-60.70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68">
                <text:p>768</text:p>
              </table:table-cell>
              <table:table-cell office:value-type="float" office:value="-60.6491">
                <text:p>-60.64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84">
                <text:p>784</text:p>
              </table:table-cell>
              <table:table-cell office:value-type="float" office:value="-60.5871">
                <text:p>-60.58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0">
                <text:p>800</text:p>
              </table:table-cell>
              <table:table-cell office:value-type="float" office:value="-60.5257">
                <text:p>-60.52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16">
                <text:p>816</text:p>
              </table:table-cell>
              <table:table-cell office:value-type="float" office:value="-60.4633">
                <text:p>-60.46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32">
                <text:p>832</text:p>
              </table:table-cell>
              <table:table-cell office:value-type="float" office:value="-60.402">
                <text:p>-60.4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8">
                <text:p>848</text:p>
              </table:table-cell>
              <table:table-cell office:value-type="float" office:value="-60.3397">
                <text:p>-60.33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64">
                <text:p>864</text:p>
              </table:table-cell>
              <table:table-cell office:value-type="float" office:value="-60.2779">
                <text:p>-60.27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80">
                <text:p>880</text:p>
              </table:table-cell>
              <table:table-cell office:value-type="float" office:value="-60.2169">
                <text:p>-60.21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96">
                <text:p>896</text:p>
              </table:table-cell>
              <table:table-cell office:value-type="float" office:value="-60.1557">
                <text:p>-60.15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12">
                <text:p>912</text:p>
              </table:table-cell>
              <table:table-cell office:value-type="float" office:value="-60.0944">
                <text:p>-60.0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44">
                <text:p>944</text:p>
              </table:table-cell>
              <table:table-cell office:value-type="float" office:value="-59.9709">
                <text:p>-59.97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60">
                <text:p>960</text:p>
              </table:table-cell>
              <table:table-cell office:value-type="float" office:value="-59.9098">
                <text:p>-59.90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76">
                <text:p>976</text:p>
              </table:table-cell>
              <table:table-cell office:value-type="float" office:value="-59.8485">
                <text:p>-59.84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2">
                <text:p>992</text:p>
              </table:table-cell>
              <table:table-cell office:value-type="float" office:value="-59.7873">
                <text:p>-59.78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8">
                <text:p>1008</text:p>
              </table:table-cell>
              <table:table-cell office:value-type="float" office:value="-59.7259">
                <text:p>-59.72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24">
                <text:p>1024</text:p>
              </table:table-cell>
              <table:table-cell office:value-type="float" office:value="-59.6657">
                <text:p>-59.66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40">
                <text:p>1040</text:p>
              </table:table-cell>
              <table:table-cell office:value-type="float" office:value="-59.6045">
                <text:p>-59.60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56">
                <text:p>1056</text:p>
              </table:table-cell>
              <table:table-cell office:value-type="float" office:value="-59.543">
                <text:p>-59.5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72">
                <text:p>1072</text:p>
              </table:table-cell>
              <table:table-cell office:value-type="float" office:value="-59.4809">
                <text:p>-59.48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88">
                <text:p>1088</text:p>
              </table:table-cell>
              <table:table-cell office:value-type="float" office:value="-59.4193">
                <text:p>-59.41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04">
                <text:p>1104</text:p>
              </table:table-cell>
              <table:table-cell office:value-type="float" office:value="-59.358">
                <text:p>-59.3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20">
                <text:p>1120</text:p>
              </table:table-cell>
              <table:table-cell office:value-type="float" office:value="-59.2962">
                <text:p>-59.29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36">
                <text:p>1136</text:p>
              </table:table-cell>
              <table:table-cell office:value-type="float" office:value="-59.2342">
                <text:p>-59.23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52">
                <text:p>1152</text:p>
              </table:table-cell>
              <table:table-cell office:value-type="float" office:value="-59.1728">
                <text:p>-59.17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68">
                <text:p>1168</text:p>
              </table:table-cell>
              <table:table-cell office:value-type="float" office:value="-59.1116">
                <text:p>-59.11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84">
                <text:p>1184</text:p>
              </table:table-cell>
              <table:table-cell office:value-type="float" office:value="-59.0494">
                <text:p>-59.04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00">
                <text:p>1200</text:p>
              </table:table-cell>
              <table:table-cell office:value-type="float" office:value="-58.9871">
                <text:p>-58.9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16">
                <text:p>1216</text:p>
              </table:table-cell>
              <table:table-cell office:value-type="float" office:value="-58.9251">
                <text:p>-58.92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32">
                <text:p>1232</text:p>
              </table:table-cell>
              <table:table-cell office:value-type="float" office:value="-58.8637">
                <text:p>-58.86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48">
                <text:p>1248</text:p>
              </table:table-cell>
              <table:table-cell office:value-type="float" office:value="-58.8018">
                <text:p>-58.80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64">
                <text:p>1264</text:p>
              </table:table-cell>
              <table:table-cell office:value-type="float" office:value="-58.7402">
                <text:p>-58.74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80">
                <text:p>1280</text:p>
              </table:table-cell>
              <table:table-cell office:value-type="float" office:value="-58.6793">
                <text:p>-58.67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96">
                <text:p>1296</text:p>
              </table:table-cell>
              <table:table-cell office:value-type="float" office:value="-58.6173">
                <text:p>-58.61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12">
                <text:p>1312</text:p>
              </table:table-cell>
              <table:table-cell office:value-type="float" office:value="-58.5559">
                <text:p>-58.55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28">
                <text:p>1328</text:p>
              </table:table-cell>
              <table:table-cell office:value-type="float" office:value="-58.4938">
                <text:p>-58.49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44">
                <text:p>1344</text:p>
              </table:table-cell>
              <table:table-cell office:value-type="float" office:value="-58.4317">
                <text:p>-58.43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60">
                <text:p>1360</text:p>
              </table:table-cell>
              <table:table-cell office:value-type="float" office:value="-58.37">
                <text:p>-58.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76">
                <text:p>1376</text:p>
              </table:table-cell>
              <table:table-cell office:value-type="float" office:value="-58.3086">
                <text:p>-58.30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92">
                <text:p>1392</text:p>
              </table:table-cell>
              <table:table-cell office:value-type="float" office:value="-58.2472">
                <text:p>-58.24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08">
                <text:p>1408</text:p>
              </table:table-cell>
              <table:table-cell office:value-type="float" office:value="-58.1859">
                <text:p>-58.18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24">
                <text:p>1424</text:p>
              </table:table-cell>
              <table:table-cell office:value-type="float" office:value="-58.1248">
                <text:p>-58.12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40">
                <text:p>1440</text:p>
              </table:table-cell>
              <table:table-cell office:value-type="float" office:value="-58.0631">
                <text:p>-58.06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56">
                <text:p>1456</text:p>
              </table:table-cell>
              <table:table-cell office:value-type="float" office:value="-58.0013">
                <text:p>-58.00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72">
                <text:p>1472</text:p>
              </table:table-cell>
              <table:table-cell office:value-type="float" office:value="-57.9406">
                <text:p>-57.94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88">
                <text:p>1488</text:p>
              </table:table-cell>
              <table:table-cell office:value-type="float" office:value="-57.8782">
                <text:p>-57.87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04">
                <text:p>1504</text:p>
              </table:table-cell>
              <table:table-cell office:value-type="float" office:value="-57.8164">
                <text:p>-57.81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20">
                <text:p>1520</text:p>
              </table:table-cell>
              <table:table-cell office:value-type="float" office:value="-57.755">
                <text:p>-57.7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36">
                <text:p>1536</text:p>
              </table:table-cell>
              <table:table-cell office:value-type="float" office:value="-57.6956">
                <text:p>-57.69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52">
                <text:p>1552</text:p>
              </table:table-cell>
              <table:table-cell office:value-type="float" office:value="-57.634">
                <text:p>-57.6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68">
                <text:p>1568</text:p>
              </table:table-cell>
              <table:table-cell office:value-type="float" office:value="-57.5727">
                <text:p>-57.57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84">
                <text:p>1584</text:p>
              </table:table-cell>
              <table:table-cell office:value-type="float" office:value="-57.5106">
                <text:p>-57.51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00">
                <text:p>1600</text:p>
              </table:table-cell>
              <table:table-cell office:value-type="float" office:value="-57.4486">
                <text:p>-57.44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16">
                <text:p>1616</text:p>
              </table:table-cell>
              <table:table-cell office:value-type="float" office:value="-57.3864">
                <text:p>-57.38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32">
                <text:p>1632</text:p>
              </table:table-cell>
              <table:table-cell office:value-type="float" office:value="-57.3242">
                <text:p>-57.32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48">
                <text:p>1648</text:p>
              </table:table-cell>
              <table:table-cell office:value-type="float" office:value="-57.2631">
                <text:p>-57.26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64">
                <text:p>1664</text:p>
              </table:table-cell>
              <table:table-cell office:value-type="float" office:value="-57.2018">
                <text:p>-57.20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80">
                <text:p>1680</text:p>
              </table:table-cell>
              <table:table-cell office:value-type="float" office:value="-57.1401">
                <text:p>-57.14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12">
                <text:p>1712</text:p>
              </table:table-cell>
              <table:table-cell office:value-type="float" office:value="-57.0157">
                <text:p>-57.01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28">
                <text:p>1728</text:p>
              </table:table-cell>
              <table:table-cell office:value-type="float" office:value="-56.954">
                <text:p>-56.9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44">
                <text:p>1744</text:p>
              </table:table-cell>
              <table:table-cell office:value-type="float" office:value="-56.8927">
                <text:p>-56.89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60">
                <text:p>1760</text:p>
              </table:table-cell>
              <table:table-cell office:value-type="float" office:value="-56.8313">
                <text:p>-56.83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76">
                <text:p>1776</text:p>
              </table:table-cell>
              <table:table-cell office:value-type="float" office:value="-56.7695">
                <text:p>-56.76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92">
                <text:p>1792</text:p>
              </table:table-cell>
              <table:table-cell office:value-type="float" office:value="-56.7089">
                <text:p>-56.70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08">
                <text:p>1808</text:p>
              </table:table-cell>
              <table:table-cell office:value-type="float" office:value="-56.6479">
                <text:p>-56.64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24">
                <text:p>1824</text:p>
              </table:table-cell>
              <table:table-cell office:value-type="float" office:value="-56.5858">
                <text:p>-56.58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40">
                <text:p>1840</text:p>
              </table:table-cell>
              <table:table-cell office:value-type="float" office:value="-56.5247">
                <text:p>-56.52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56">
                <text:p>1856</text:p>
              </table:table-cell>
              <table:table-cell office:value-type="float" office:value="-56.4639">
                <text:p>-56.46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72">
                <text:p>1872</text:p>
              </table:table-cell>
              <table:table-cell office:value-type="float" office:value="-56.4024">
                <text:p>-56.40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88">
                <text:p>1888</text:p>
              </table:table-cell>
              <table:table-cell office:value-type="float" office:value="-56.3414">
                <text:p>-56.34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04">
                <text:p>1904</text:p>
              </table:table-cell>
              <table:table-cell office:value-type="float" office:value="-56.2796">
                <text:p>-56.27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20">
                <text:p>1920</text:p>
              </table:table-cell>
              <table:table-cell office:value-type="float" office:value="-56.2174">
                <text:p>-56.21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36">
                <text:p>1936</text:p>
              </table:table-cell>
              <table:table-cell office:value-type="float" office:value="-56.1569">
                <text:p>-56.15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52">
                <text:p>1952</text:p>
              </table:table-cell>
              <table:table-cell office:value-type="float" office:value="-56.0947">
                <text:p>-56.09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68">
                <text:p>1968</text:p>
              </table:table-cell>
              <table:table-cell office:value-type="float" office:value="-56.0328">
                <text:p>-56.03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84">
                <text:p>1984</text:p>
              </table:table-cell>
              <table:table-cell office:value-type="float" office:value="-55.9721">
                <text:p>-55.97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00">
                <text:p>2000</text:p>
              </table:table-cell>
              <table:table-cell office:value-type="float" office:value="-55.9098">
                <text:p>-55.90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16">
                <text:p>2016</text:p>
              </table:table-cell>
              <table:table-cell office:value-type="float" office:value="-55.848">
                <text:p>-55.8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32">
                <text:p>2032</text:p>
              </table:table-cell>
              <table:table-cell office:value-type="float" office:value="-55.7861">
                <text:p>-55.78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48">
                <text:p>2048</text:p>
              </table:table-cell>
              <table:table-cell office:value-type="float" office:value="-55.725">
                <text:p>-55.7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64">
                <text:p>2064</text:p>
              </table:table-cell>
              <table:table-cell office:value-type="float" office:value="-55.6641">
                <text:p>-55.66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80">
                <text:p>2080</text:p>
              </table:table-cell>
              <table:table-cell office:value-type="float" office:value="-55.6029">
                <text:p>-55.60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96">
                <text:p>2096</text:p>
              </table:table-cell>
              <table:table-cell office:value-type="float" office:value="-55.5408">
                <text:p>-55.54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12">
                <text:p>2112</text:p>
              </table:table-cell>
              <table:table-cell office:value-type="float" office:value="-55.4793">
                <text:p>-55.47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28">
                <text:p>2128</text:p>
              </table:table-cell>
              <table:table-cell office:value-type="float" office:value="-55.4176">
                <text:p>-55.41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44">
                <text:p>2144</text:p>
              </table:table-cell>
              <table:table-cell office:value-type="float" office:value="-55.3556">
                <text:p>-55.35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60">
                <text:p>2160</text:p>
              </table:table-cell>
              <table:table-cell office:value-type="float" office:value="-55.2937">
                <text:p>-55.29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76">
                <text:p>2176</text:p>
              </table:table-cell>
              <table:table-cell office:value-type="float" office:value="-55.2327">
                <text:p>-55.23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92">
                <text:p>2192</text:p>
              </table:table-cell>
              <table:table-cell office:value-type="float" office:value="-55.1713">
                <text:p>-55.17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08">
                <text:p>2208</text:p>
              </table:table-cell>
              <table:table-cell office:value-type="float" office:value="-55.1101">
                <text:p>-55.11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24">
                <text:p>2224</text:p>
              </table:table-cell>
              <table:table-cell office:value-type="float" office:value="-55.048">
                <text:p>-55.0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40">
                <text:p>2240</text:p>
              </table:table-cell>
              <table:table-cell office:value-type="float" office:value="-54.9866">
                <text:p>-54.98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56">
                <text:p>2256</text:p>
              </table:table-cell>
              <table:table-cell office:value-type="float" office:value="-54.9253">
                <text:p>-54.92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72">
                <text:p>2272</text:p>
              </table:table-cell>
              <table:table-cell office:value-type="float" office:value="-54.8636">
                <text:p>-54.86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88">
                <text:p>2288</text:p>
              </table:table-cell>
              <table:table-cell office:value-type="float" office:value="-54.8019">
                <text:p>-54.80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04">
                <text:p>2304</text:p>
              </table:table-cell>
              <table:table-cell office:value-type="float" office:value="-54.7426">
                <text:p>-54.74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20">
                <text:p>2320</text:p>
              </table:table-cell>
              <table:table-cell office:value-type="float" office:value="-54.6813">
                <text:p>-54.68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36">
                <text:p>2336</text:p>
              </table:table-cell>
              <table:table-cell office:value-type="float" office:value="-54.62">
                <text:p>-54.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52">
                <text:p>2352</text:p>
              </table:table-cell>
              <table:table-cell office:value-type="float" office:value="-54.5581">
                <text:p>-54.55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68">
                <text:p>2368</text:p>
              </table:table-cell>
              <table:table-cell office:value-type="float" office:value="-54.4962">
                <text:p>-54.49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84">
                <text:p>2384</text:p>
              </table:table-cell>
              <table:table-cell office:value-type="float" office:value="-54.4341">
                <text:p>-54.43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00">
                <text:p>2400</text:p>
              </table:table-cell>
              <table:table-cell office:value-type="float" office:value="-54.3733">
                <text:p>-54.37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16">
                <text:p>2416</text:p>
              </table:table-cell>
              <table:table-cell office:value-type="float" office:value="-54.3105">
                <text:p>-54.31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32">
                <text:p>2432</text:p>
              </table:table-cell>
              <table:table-cell office:value-type="float" office:value="-54.2499">
                <text:p>-54.24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48">
                <text:p>2448</text:p>
              </table:table-cell>
              <table:table-cell office:value-type="float" office:value="-54.1882">
                <text:p>-54.18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64">
                <text:p>2464</text:p>
              </table:table-cell>
              <table:table-cell office:value-type="float" office:value="-54.126">
                <text:p>-54.1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80">
                <text:p>2480</text:p>
              </table:table-cell>
              <table:table-cell office:value-type="float" office:value="-54.0638">
                <text:p>-54.06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96">
                <text:p>2496</text:p>
              </table:table-cell>
              <table:table-cell office:value-type="float" office:value="-54.0023">
                <text:p>-54.00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12">
                <text:p>2512</text:p>
              </table:table-cell>
              <table:table-cell office:value-type="float" office:value="-53.9412">
                <text:p>-53.94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28">
                <text:p>2528</text:p>
              </table:table-cell>
              <table:table-cell office:value-type="float" office:value="-53.8796">
                <text:p>-53.87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44">
                <text:p>2544</text:p>
              </table:table-cell>
              <table:table-cell office:value-type="float" office:value="-53.8173">
                <text:p>-53.81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60">
                <text:p>2560</text:p>
              </table:table-cell>
              <table:table-cell office:value-type="float" office:value="-53.7565">
                <text:p>-53.75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76">
                <text:p>2576</text:p>
              </table:table-cell>
              <table:table-cell office:value-type="float" office:value="-53.6937">
                <text:p>-53.69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92">
                <text:p>2592</text:p>
              </table:table-cell>
              <table:table-cell office:value-type="float" office:value="-53.6324">
                <text:p>-53.63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08">
                <text:p>2608</text:p>
              </table:table-cell>
              <table:table-cell office:value-type="float" office:value="-53.5713">
                <text:p>-53.57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24">
                <text:p>2624</text:p>
              </table:table-cell>
              <table:table-cell office:value-type="float" office:value="-53.5094">
                <text:p>-53.50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40">
                <text:p>2640</text:p>
              </table:table-cell>
              <table:table-cell office:value-type="float" office:value="-53.4477">
                <text:p>-53.44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56">
                <text:p>2656</text:p>
              </table:table-cell>
              <table:table-cell office:value-type="float" office:value="-53.3865">
                <text:p>-53.38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72">
                <text:p>2672</text:p>
              </table:table-cell>
              <table:table-cell office:value-type="float" office:value="-53.3251">
                <text:p>-53.32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88">
                <text:p>2688</text:p>
              </table:table-cell>
              <table:table-cell office:value-type="float" office:value="-53.2627">
                <text:p>-53.26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04">
                <text:p>2704</text:p>
              </table:table-cell>
              <table:table-cell office:value-type="float" office:value="-53.2009">
                <text:p>-53.20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20">
                <text:p>2720</text:p>
              </table:table-cell>
              <table:table-cell office:value-type="float" office:value="-53.1386">
                <text:p>-53.13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36">
                <text:p>2736</text:p>
              </table:table-cell>
              <table:table-cell office:value-type="float" office:value="-53.077">
                <text:p>-53.0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52">
                <text:p>2752</text:p>
              </table:table-cell>
              <table:table-cell office:value-type="float" office:value="-53.0156">
                <text:p>-53.01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68">
                <text:p>2768</text:p>
              </table:table-cell>
              <table:table-cell office:value-type="float" office:value="-52.9546">
                <text:p>-52.95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84">
                <text:p>2784</text:p>
              </table:table-cell>
              <table:table-cell office:value-type="float" office:value="-52.8926">
                <text:p>-52.89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00">
                <text:p>2800</text:p>
              </table:table-cell>
              <table:table-cell office:value-type="float" office:value="-52.831">
                <text:p>-52.8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16">
                <text:p>2816</text:p>
              </table:table-cell>
              <table:table-cell office:value-type="float" office:value="-52.7696">
                <text:p>-52.76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32">
                <text:p>2832</text:p>
              </table:table-cell>
              <table:table-cell office:value-type="float" office:value="-52.7084">
                <text:p>-52.70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48">
                <text:p>2848</text:p>
              </table:table-cell>
              <table:table-cell office:value-type="float" office:value="-52.6473">
                <text:p>-52.64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64">
                <text:p>2864</text:p>
              </table:table-cell>
              <table:table-cell office:value-type="float" office:value="-52.5853">
                <text:p>-52.58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80">
                <text:p>2880</text:p>
              </table:table-cell>
              <table:table-cell office:value-type="float" office:value="-52.5243">
                <text:p>-52.52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96">
                <text:p>2896</text:p>
              </table:table-cell>
              <table:table-cell office:value-type="float" office:value="-52.4632">
                <text:p>-52.46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12">
                <text:p>2912</text:p>
              </table:table-cell>
              <table:table-cell office:value-type="float" office:value="-52.4009">
                <text:p>-52.40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28">
                <text:p>2928</text:p>
              </table:table-cell>
              <table:table-cell office:value-type="float" office:value="-52.3394">
                <text:p>-52.33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44">
                <text:p>2944</text:p>
              </table:table-cell>
              <table:table-cell office:value-type="float" office:value="-52.2779">
                <text:p>-52.27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60">
                <text:p>2960</text:p>
              </table:table-cell>
              <table:table-cell office:value-type="float" office:value="-52.2166">
                <text:p>-52.21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76">
                <text:p>2976</text:p>
              </table:table-cell>
              <table:table-cell office:value-type="float" office:value="-52.1543">
                <text:p>-52.15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92">
                <text:p>2992</text:p>
              </table:table-cell>
              <table:table-cell office:value-type="float" office:value="-52.0925">
                <text:p>-52.09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08">
                <text:p>3008</text:p>
              </table:table-cell>
              <table:table-cell office:value-type="float" office:value="-52.0313">
                <text:p>-52.03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24">
                <text:p>3024</text:p>
              </table:table-cell>
              <table:table-cell office:value-type="float" office:value="-51.9697">
                <text:p>-51.96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40">
                <text:p>3040</text:p>
              </table:table-cell>
              <table:table-cell office:value-type="float" office:value="-51.9078">
                <text:p>-51.90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56">
                <text:p>3056</text:p>
              </table:table-cell>
              <table:table-cell office:value-type="float" office:value="-51.8459">
                <text:p>-51.84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72">
                <text:p>3072</text:p>
              </table:table-cell>
              <table:table-cell office:value-type="float" office:value="-51.7853">
                <text:p>-51.78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88">
                <text:p>3088</text:p>
              </table:table-cell>
              <table:table-cell office:value-type="float" office:value="-51.724">
                <text:p>-51.7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04">
                <text:p>3104</text:p>
              </table:table-cell>
              <table:table-cell office:value-type="float" office:value="-51.6626">
                <text:p>-51.66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20">
                <text:p>3120</text:p>
              </table:table-cell>
              <table:table-cell office:value-type="float" office:value="-51.6013">
                <text:p>-51.60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36">
                <text:p>3136</text:p>
              </table:table-cell>
              <table:table-cell office:value-type="float" office:value="-51.5393">
                <text:p>-51.53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52">
                <text:p>3152</text:p>
              </table:table-cell>
              <table:table-cell office:value-type="float" office:value="-51.4781">
                <text:p>-51.47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68">
                <text:p>3168</text:p>
              </table:table-cell>
              <table:table-cell office:value-type="float" office:value="-51.4171">
                <text:p>-51.41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84">
                <text:p>3184</text:p>
              </table:table-cell>
              <table:table-cell office:value-type="float" office:value="-51.3555">
                <text:p>-51.35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00">
                <text:p>3200</text:p>
              </table:table-cell>
              <table:table-cell office:value-type="float" office:value="-51.2937">
                <text:p>-51.29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216">
                <text:p>3216</text:p>
              </table:table-cell>
              <table:table-cell office:value-type="float" office:value="-51.2323">
                <text:p>-51.23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232">
                <text:p>3232</text:p>
              </table:table-cell>
              <table:table-cell office:value-type="float" office:value="-51.1708">
                <text:p>-51.17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248">
                <text:p>3248</text:p>
              </table:table-cell>
              <table:table-cell office:value-type="float" office:value="-51.1091">
                <text:p>-51.10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64">
                <text:p>3264</text:p>
              </table:table-cell>
              <table:table-cell office:value-type="float" office:value="-51.0478">
                <text:p>-51.04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280">
                <text:p>3280</text:p>
              </table:table-cell>
              <table:table-cell office:value-type="float" office:value="-50.9859">
                <text:p>-50.98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296">
                <text:p>3296</text:p>
              </table:table-cell>
              <table:table-cell office:value-type="float" office:value="-50.9245">
                <text:p>-50.92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12">
                <text:p>3312</text:p>
              </table:table-cell>
              <table:table-cell office:value-type="float" office:value="-50.8624">
                <text:p>-50.86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328">
                <text:p>3328</text:p>
              </table:table-cell>
              <table:table-cell office:value-type="float" office:value="-50.8011">
                <text:p>-50.80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44">
                <text:p>3344</text:p>
              </table:table-cell>
              <table:table-cell office:value-type="float" office:value="-50.7397">
                <text:p>-50.73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60">
                <text:p>3360</text:p>
              </table:table-cell>
              <table:table-cell office:value-type="float" office:value="-50.6774">
                <text:p>-50.67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376">
                <text:p>3376</text:p>
              </table:table-cell>
              <table:table-cell office:value-type="float" office:value="-50.6155">
                <text:p>-50.61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392">
                <text:p>3392</text:p>
              </table:table-cell>
              <table:table-cell office:value-type="float" office:value="-50.5545">
                <text:p>-50.55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08">
                <text:p>3408</text:p>
              </table:table-cell>
              <table:table-cell office:value-type="float" office:value="-50.4935">
                <text:p>-50.49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24">
                <text:p>3424</text:p>
              </table:table-cell>
              <table:table-cell office:value-type="float" office:value="-50.4326">
                <text:p>-50.43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40">
                <text:p>3440</text:p>
              </table:table-cell>
              <table:table-cell office:value-type="float" office:value="-50.3706">
                <text:p>-50.37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56">
                <text:p>3456</text:p>
              </table:table-cell>
              <table:table-cell office:value-type="float" office:value="-50.3091">
                <text:p>-50.30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72">
                <text:p>3472</text:p>
              </table:table-cell>
              <table:table-cell office:value-type="float" office:value="-50.2474">
                <text:p>-50.24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88">
                <text:p>3488</text:p>
              </table:table-cell>
              <table:table-cell office:value-type="float" office:value="-50.1856">
                <text:p>-50.18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04">
                <text:p>3504</text:p>
              </table:table-cell>
              <table:table-cell office:value-type="float" office:value="-50.124">
                <text:p>-50.1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20">
                <text:p>3520</text:p>
              </table:table-cell>
              <table:table-cell office:value-type="float" office:value="-50.0626">
                <text:p>-50.06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36">
                <text:p>3536</text:p>
              </table:table-cell>
              <table:table-cell office:value-type="float" office:value="-50.0011">
                <text:p>-50.00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52">
                <text:p>3552</text:p>
              </table:table-cell>
              <table:table-cell office:value-type="float" office:value="-49.9394">
                <text:p>-49.93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68">
                <text:p>3568</text:p>
              </table:table-cell>
              <table:table-cell office:value-type="float" office:value="-49.8773">
                <text:p>-49.87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84">
                <text:p>3584</text:p>
              </table:table-cell>
              <table:table-cell office:value-type="float" office:value="-49.8163">
                <text:p>-49.81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00">
                <text:p>3600</text:p>
              </table:table-cell>
              <table:table-cell office:value-type="float" office:value="-49.7554">
                <text:p>-49.755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16">
                <text:p>3616</text:p>
              </table:table-cell>
              <table:table-cell office:value-type="float" office:value="-49.6943">
                <text:p>-49.69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32">
                <text:p>3632</text:p>
              </table:table-cell>
              <table:table-cell office:value-type="float" office:value="-49.6326">
                <text:p>-49.63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48">
                <text:p>3648</text:p>
              </table:table-cell>
              <table:table-cell office:value-type="float" office:value="-49.5698">
                <text:p>-49.56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64">
                <text:p>3664</text:p>
              </table:table-cell>
              <table:table-cell office:value-type="float" office:value="-49.5078">
                <text:p>-49.50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680">
                <text:p>3680</text:p>
              </table:table-cell>
              <table:table-cell office:value-type="float" office:value="-49.4466">
                <text:p>-49.44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696">
                <text:p>3696</text:p>
              </table:table-cell>
              <table:table-cell office:value-type="float" office:value="-49.3848">
                <text:p>-49.38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728">
                <text:p>3728</text:p>
              </table:table-cell>
              <table:table-cell office:value-type="float" office:value="-49.262">
                <text:p>-49.2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744">
                <text:p>3744</text:p>
              </table:table-cell>
              <table:table-cell office:value-type="float" office:value="-49.2007">
                <text:p>-49.20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760">
                <text:p>3760</text:p>
              </table:table-cell>
              <table:table-cell office:value-type="float" office:value="-49.1386">
                <text:p>-49.138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776">
                <text:p>3776</text:p>
              </table:table-cell>
              <table:table-cell office:value-type="float" office:value="-49.077">
                <text:p>-49.07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792">
                <text:p>3792</text:p>
              </table:table-cell>
              <table:table-cell office:value-type="float" office:value="-49.0155">
                <text:p>-49.01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08">
                <text:p>3808</text:p>
              </table:table-cell>
              <table:table-cell office:value-type="float" office:value="-48.9538">
                <text:p>-48.95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24">
                <text:p>3824</text:p>
              </table:table-cell>
              <table:table-cell office:value-type="float" office:value="-48.8912">
                <text:p>-48.89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840">
                <text:p>3840</text:p>
              </table:table-cell>
              <table:table-cell office:value-type="float" office:value="-48.8293">
                <text:p>-48.82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856">
                <text:p>3856</text:p>
              </table:table-cell>
              <table:table-cell office:value-type="float" office:value="-48.7672">
                <text:p>-48.76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872">
                <text:p>3872</text:p>
              </table:table-cell>
              <table:table-cell office:value-type="float" office:value="-48.7063">
                <text:p>-48.70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888">
                <text:p>3888</text:p>
              </table:table-cell>
              <table:table-cell office:value-type="float" office:value="-48.6445">
                <text:p>-48.64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04">
                <text:p>3904</text:p>
              </table:table-cell>
              <table:table-cell office:value-type="float" office:value="-48.5834">
                <text:p>-48.58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920">
                <text:p>3920</text:p>
              </table:table-cell>
              <table:table-cell office:value-type="float" office:value="-48.5224">
                <text:p>-48.52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36">
                <text:p>3936</text:p>
              </table:table-cell>
              <table:table-cell office:value-type="float" office:value="-48.4615">
                <text:p>-48.46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52">
                <text:p>3952</text:p>
              </table:table-cell>
              <table:table-cell office:value-type="float" office:value="-48.3998">
                <text:p>-48.39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968">
                <text:p>3968</text:p>
              </table:table-cell>
              <table:table-cell office:value-type="float" office:value="-48.3389">
                <text:p>-48.33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392cm" svg:height="21.462cm" xlink:href=".." xlink:type="simple" chart:class="chart:scatter" chart:style-name="ch1">
        <chart:legend chart:legend-position="end" svg:x="22.206cm" svg:y="10.183cm" style:legend-expansion="high" chart:style-name="ch2"/>
        <chart:plot-area chart:style-name="ch3" table:cell-range-address="calibration_keithley3.A1:calibration_keithley3.A250 calibration_keithley3.C1:calibration_keithley3.C250" chart:data-source-has-labels="row" svg:x="0.703cm" svg:y="0.765cm" svg:width="19.161cm" svg:height="19.431cm">
          <chartooo:coordinate-region svg:x="0.941cm" svg:y="0.964cm" svg:width="18.683cm" svg:height="18.5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ibration_keithley3.A2:calibration_keithley3.A250" chart:label-cell-address="calibration_keithley3.C1:calibration_keithley3.C1" chart:class="chart:scatter">
            <chart:domain table:cell-range-address="calibration_keithley3.C2:calibration_keithley3.C250"/>
            <chart:regression-curve chart:style-name="ch7">
              <chart:equation chart:display-equation="true" chart:display-r-square="true"/>
            </chart:regression-curve>
            <chart:data-point chart:repeated="2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keithley measured U[V]</text:p>
                <draw:g>
                  <svg:desc>calibration_keithley3.C1:calibration_keithley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calibration_keithley3.C2:calibration_keithley3.C250</svg:desc>
                </draw:g>
              </table:table-cell>
              <table:table-cell office:value-type="float" office:value="NaN">
                <text:p>NaN</text:p>
                <draw:g>
                  <svg:desc>calibration_keithley3.A2:calibration_keithley3.A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3.0444">
                <text:p>-63.04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2.9833">
                <text:p>-62.983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2.9215">
                <text:p>-62.921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2.8605">
                <text:p>-62.860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2.7986">
                <text:p>-62.798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2.737">
                <text:p>-62.73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2.6747">
                <text:p>-62.674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2.6143">
                <text:p>-62.614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2.5527">
                <text:p>-62.552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2.491">
                <text:p>-62.49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2.4293">
                <text:p>-62.429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2.3067">
                <text:p>-62.3067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2.2453">
                <text:p>-62.2453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2.1833">
                <text:p>-62.1833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2.1217">
                <text:p>-62.1217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2.0614">
                <text:p>-62.061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1.9997">
                <text:p>-61.9997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1.9385">
                <text:p>-61.938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1.8766">
                <text:p>-61.8766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1.8155">
                <text:p>-61.8155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1.7531">
                <text:p>-61.7531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1.6913">
                <text:p>-61.691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1.6321">
                <text:p>-61.632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1.5708">
                <text:p>-61.570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1.5093">
                <text:p>-61.5093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1.4478">
                <text:p>-61.447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1.3865">
                <text:p>-61.3865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1.3243">
                <text:p>-61.324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1.263">
                <text:p>-61.263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.2007">
                <text:p>-61.2007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1.1402">
                <text:p>-61.140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1.0791">
                <text:p>-61.0791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1.0173">
                <text:p>-61.0173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0.9547">
                <text:p>-60.9547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0.8942">
                <text:p>-60.8942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0.8321">
                <text:p>-60.832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0.7714">
                <text:p>-60.7714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0.7091">
                <text:p>-60.7091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0.6491">
                <text:p>-60.6491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0.5871">
                <text:p>-60.5871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0.5257">
                <text:p>-60.525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0.4633">
                <text:p>-60.4633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0.402">
                <text:p>-60.402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0.3397">
                <text:p>-60.3397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0.2779">
                <text:p>-60.2779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0.2169">
                <text:p>-60.2169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0.1557">
                <text:p>-60.1557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0.0944">
                <text:p>-60.0944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59.9709">
                <text:p>-59.9709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9.9098">
                <text:p>-59.9098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9.8485">
                <text:p>-59.8485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9.7873">
                <text:p>-59.7873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9.7259">
                <text:p>-59.7259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9.6657">
                <text:p>-59.665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9.6045">
                <text:p>-59.6045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9.543">
                <text:p>-59.543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9.4809">
                <text:p>-59.4809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59.4193">
                <text:p>-59.419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59.358">
                <text:p>-59.358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9.2962">
                <text:p>-59.2962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9.2342">
                <text:p>-59.2342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59.1728">
                <text:p>-59.1728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9.1116">
                <text:p>-59.1116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9.0494">
                <text:p>-59.0494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58.9871">
                <text:p>-58.9871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8.9251">
                <text:p>-58.9251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8.8637">
                <text:p>-58.8637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58.8018">
                <text:p>-58.8018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58.7402">
                <text:p>-58.7402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58.6793">
                <text:p>-58.6793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58.6173">
                <text:p>-58.6173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58.5559">
                <text:p>-58.5559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58.4938">
                <text:p>-58.4938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58.4317">
                <text:p>-58.4317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8.37">
                <text:p>-58.37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58.3086">
                <text:p>-58.3086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58.2472">
                <text:p>-58.2472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58.1859">
                <text:p>-58.1859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58.1248">
                <text:p>-58.1248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58.0631">
                <text:p>-58.0631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58.0013">
                <text:p>-58.0013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57.9406">
                <text:p>-57.9406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7.8782">
                <text:p>-57.8782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57.8164">
                <text:p>-57.8164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7.755">
                <text:p>-57.755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57.6956">
                <text:p>-57.6956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57.634">
                <text:p>-57.634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57.5727">
                <text:p>-57.57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57.5106">
                <text:p>-57.5106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7.4486">
                <text:p>-57.4486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57.3864">
                <text:p>-57.3864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57.3242">
                <text:p>-57.3242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57.2631">
                <text:p>-57.2631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7.2018">
                <text:p>-57.2018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7.1401">
                <text:p>-57.1401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57.0157">
                <text:p>-57.0157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56.954">
                <text:p>-56.954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56.8927">
                <text:p>-56.8927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56.8313">
                <text:p>-56.8313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56.7695">
                <text:p>-56.7695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56.7089">
                <text:p>-56.7089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56.6479">
                <text:p>-56.6479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56.5858">
                <text:p>-56.5858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56.5247">
                <text:p>-56.5247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56.4639">
                <text:p>-56.4639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56.4024">
                <text:p>-56.4024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56.3414">
                <text:p>-56.3414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56.2796">
                <text:p>-56.2796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56.2174">
                <text:p>-56.2174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6.1569">
                <text:p>-56.1569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56.0947">
                <text:p>-56.0947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6.0328">
                <text:p>-56.0328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55.9721">
                <text:p>-55.9721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55.9098">
                <text:p>-55.909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55.848">
                <text:p>-55.848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55.7861">
                <text:p>-55.7861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55.725">
                <text:p>-55.72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55.6641">
                <text:p>-55.6641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5.6029">
                <text:p>-55.6029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55.5408">
                <text:p>-55.5408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55.4793">
                <text:p>-55.4793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55.4176">
                <text:p>-55.4176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55.3556">
                <text:p>-55.3556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55.2937">
                <text:p>-55.2937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55.2327">
                <text:p>-55.2327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55.1713">
                <text:p>-55.1713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55.1101">
                <text:p>-55.1101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55.048">
                <text:p>-55.048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54.9866">
                <text:p>-54.9866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4.9253">
                <text:p>-54.9253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54.8636">
                <text:p>-54.8636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4.8019">
                <text:p>-54.8019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54.7426">
                <text:p>-54.7426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54.6813">
                <text:p>-54.6813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54.62">
                <text:p>-54.62</text:p>
              </table:table-cell>
              <table:table-cell office:value-type="float" office:value="2336">
                <text:p>23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54.5581">
                <text:p>-54.5581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54.4962">
                <text:p>-54.4962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54.4341">
                <text:p>-54.4341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54.3733">
                <text:p>-54.3733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54.3105">
                <text:p>-54.3105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54.2499">
                <text:p>-54.2499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54.1882">
                <text:p>-54.1882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54.126">
                <text:p>-54.126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54.0638">
                <text:p>-54.0638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54.0023">
                <text:p>-54.0023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53.9412">
                <text:p>-53.9412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53.8796">
                <text:p>-53.8796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53.8173">
                <text:p>-53.8173</text:p>
              </table:table-cell>
              <table:table-cell office:value-type="float" office:value="2544">
                <text:p>25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53.7565">
                <text:p>-53.7565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53.6937">
                <text:p>-53.6937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53.6324">
                <text:p>-53.6324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53.5713">
                <text:p>-53.5713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53.5094">
                <text:p>-53.5094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53.4477">
                <text:p>-53.4477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53.3865">
                <text:p>-53.3865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53.3251">
                <text:p>-53.3251</text:p>
              </table:table-cell>
              <table:table-cell office:value-type="float" office:value="2672">
                <text:p>26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53.2627">
                <text:p>-53.2627</text:p>
              </table:table-cell>
              <table:table-cell office:value-type="float" office:value="2688">
                <text:p>26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53.2009">
                <text:p>-53.200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53.1386">
                <text:p>-53.1386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53.077">
                <text:p>-53.077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53.0156">
                <text:p>-53.0156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52.9546">
                <text:p>-52.9546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52.8926">
                <text:p>-52.8926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52.831">
                <text:p>-52.831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52.7696">
                <text:p>-52.7696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52.7084">
                <text:p>-52.7084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52.6473">
                <text:p>-52.6473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52.5853">
                <text:p>-52.5853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52.5243">
                <text:p>-52.5243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52.4632">
                <text:p>-52.4632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52.4009">
                <text:p>-52.4009</text:p>
              </table:table-cell>
              <table:table-cell office:value-type="float" office:value="2912">
                <text:p>29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52.3394">
                <text:p>-52.3394</text:p>
              </table:table-cell>
              <table:table-cell office:value-type="float" office:value="2928">
                <text:p>29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52.2779">
                <text:p>-52.2779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52.2166">
                <text:p>-52.2166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52.1543">
                <text:p>-52.1543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52.0925">
                <text:p>-52.0925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52.0313">
                <text:p>-52.0313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51.9697">
                <text:p>-51.9697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51.9078">
                <text:p>-51.9078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51.8459">
                <text:p>-51.8459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51.7853">
                <text:p>-51.7853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51.724">
                <text:p>-51.724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51.6626">
                <text:p>-51.6626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51.6013">
                <text:p>-51.6013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51.5393">
                <text:p>-51.5393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51.4781">
                <text:p>-51.4781</text:p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51.4171">
                <text:p>-51.4171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51.3555">
                <text:p>-51.3555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51.2937">
                <text:p>-51.293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51.2323">
                <text:p>-51.2323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51.1708">
                <text:p>-51.1708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51.1091">
                <text:p>-51.1091</text:p>
              </table:table-cell>
              <table:table-cell office:value-type="float" office:value="3248">
                <text:p>32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51.0478">
                <text:p>-51.0478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50.9859">
                <text:p>-50.9859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50.9245">
                <text:p>-50.9245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50.8624">
                <text:p>-50.8624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50.8011">
                <text:p>-50.8011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50.7397">
                <text:p>-50.7397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50.6774">
                <text:p>-50.6774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50.6155">
                <text:p>-50.6155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50.5545">
                <text:p>-50.5545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50.4935">
                <text:p>-50.4935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50.4326">
                <text:p>-50.4326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50.3706">
                <text:p>-50.3706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50.3091">
                <text:p>-50.3091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50.2474">
                <text:p>-50.2474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50.1856">
                <text:p>-50.1856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50.124">
                <text:p>-50.124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50.0626">
                <text:p>-50.0626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50.0011">
                <text:p>-50.0011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49.9394">
                <text:p>-49.9394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49.8773">
                <text:p>-49.8773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49.8163">
                <text:p>-49.8163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49.7554">
                <text:p>-49.7554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49.6943">
                <text:p>-49.6943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49.6326">
                <text:p>-49.6326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49.5698">
                <text:p>-49.5698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49.5078">
                <text:p>-49.5078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49.4466">
                <text:p>-49.4466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49.3848">
                <text:p>-49.3848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49.262">
                <text:p>-49.262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49.2007">
                <text:p>-49.2007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49.1386">
                <text:p>-49.1386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49.077">
                <text:p>-49.077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49.0155">
                <text:p>-49.0155</text:p>
              </table:table-cell>
              <table:table-cell office:value-type="float" office:value="3792">
                <text:p>37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48.9538">
                <text:p>-48.9538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48.8912">
                <text:p>-48.8912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48.8293">
                <text:p>-48.8293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48.7672">
                <text:p>-48.7672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48.7063">
                <text:p>-48.7063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48.6445">
                <text:p>-48.6445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48.5834">
                <text:p>-48.5834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48.5224">
                <text:p>-48.5224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48.4615">
                <text:p>-48.4615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48.3998">
                <text:p>-48.3998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48.3389">
                <text:p>-48.3389</text:p>
              </table:table-cell>
              <table:table-cell office:value-type="float" office:value="3968">
                <text:p>39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